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adornments="Regular" style:font-family-generic="swiss"/>
    <style:font-face style:name="Liberation Sans1" svg:font-family="'Liberation Sans'" style:font-family-generic="swiss" style:font-pitch="variable"/>
    <style:font-face style:name="Liberation Sans2" svg:font-family="'Liberation Sans'" style:font-adornments="Standard" style:font-family-generic="swiss" style:font-pitch="variable"/>
    <style:font-face style:name="Liberation Sans3" svg:font-family="'Liberation Sans'" style:font-adornments="Normale"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roman"/>
    <style:font-face style:name="Lohit Devanagari" svg:font-family="'Lohit Devanagari'" style:font-family-generic="system" style:font-pitch="variable"/>
    <style:font-face style:name="Lohit Devanagari1" svg:font-family="'Lohit Devanagari'"/>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Table93" style:family="table">
      <style:table-properties style:width="16.002cm" fo:margin-top="0cm" fo:margin-bottom="0cm" table:align="margins" fo:keep-with-next="always" style:may-break-between-rows="false"/>
    </style:style>
    <style:style style:name="Table93.A" style:family="table-column">
      <style:table-column-properties style:column-width="10.294cm" style:rel-column-width="42155*"/>
    </style:style>
    <style:style style:name="Table93.B" style:family="table-column">
      <style:table-column-properties style:column-width="2.854cm" style:rel-column-width="11689*"/>
    </style:style>
    <style:style style:name="Table93.C" style:family="table-column">
      <style:table-column-properties style:column-width="2.854cm" style:rel-column-width="11691*"/>
    </style:style>
    <style:style style:name="Table93.1" style:family="table-row">
      <style:table-row-properties fo:keep-together="always"/>
    </style:style>
    <style:style style:name="Table93.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le93.B1" style:family="table-cell">
      <style:table-cell-properties style:vertical-align="middle" fo:background-color="#dddddd" fo:padding="0.097cm" fo:border="0.25pt solid #000000">
        <style:background-image/>
      </style:table-cell-properties>
    </style:style>
    <style:style style:name="Table93.A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le93.C2" style:family="table-cell">
      <style:table-cell-properties style:vertical-align="middle" fo:background-color="#dddddd" fo:padding="0.097cm" fo:border-left="0.25pt solid #000000" fo:border-right="0.25pt solid #000000" fo:border-top="none" fo:border-bottom="0.25pt solid #000000">
        <style:background-image/>
      </style:table-cell-properties>
    </style:style>
    <style:style style:name="Table93.A3" style:family="table-cell">
      <style:table-cell-properties fo:padding="0.097cm" fo:border-left="0.25pt solid #000000" fo:border-right="none" fo:border-top="none" fo:border-bottom="0.25pt solid #000000"/>
    </style:style>
    <style:style style:name="Table93.B3" style:family="table-cell">
      <style:table-cell-properties style:vertical-align="middle" fo:padding="0.097cm" fo:border-left="0.25pt solid #000000" fo:border-right="none" fo:border-top="none" fo:border-bottom="0.25pt solid #000000"/>
    </style:style>
    <style:style style:name="Table93.C3" style:family="table-cell">
      <style:table-cell-properties style:vertical-align="middle" fo:padding="0.097cm" fo:border-left="0.25pt solid #000000" fo:border-right="0.25pt solid #000000" fo:border-top="none" fo:border-bottom="0.25pt solid #000000"/>
    </style:style>
    <style:style style:name="Table93.A4" style:family="table-cell">
      <style:table-cell-properties fo:background-color="transparent" fo:padding="0.097cm" fo:border-left="0.25pt solid #000000" fo:border-right="none" fo:border-top="none" fo:border-bottom="0.25pt solid #000000">
        <style:background-image/>
      </style:table-cell-properties>
    </style:style>
    <style:style style:name="Table93.B4" style:family="table-cell">
      <style:table-cell-properties style:vertical-align="middle" fo:padding="0.097cm" fo:border-left="0.25pt solid #000000" fo:border-right="none" fo:border-top="none" fo:border-bottom="0.25pt solid #000000"/>
    </style:style>
    <style:style style:name="Table93.C4" style:family="table-cell">
      <style:table-cell-properties style:vertical-align="middle" fo:padding="0.097cm" fo:border-left="0.25pt solid #000000" fo:border-right="0.25pt solid #000000" fo:border-top="none" fo:border-bottom="0.25pt solid #000000"/>
    </style:style>
    <style:style style:name="Table93.A5" style:family="table-cell">
      <style:table-cell-properties fo:padding="0.097cm" fo:border-left="0.25pt solid #000000" fo:border-right="none" fo:border-top="none" fo:border-bottom="0.25pt solid #000000"/>
    </style:style>
    <style:style style:name="Table93.B5"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93.C5"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94" style:family="table">
      <style:table-properties style:width="16.002cm" fo:margin-top="0cm" fo:margin-bottom="0cm" table:align="margins" fo:keep-with-next="always" style:may-break-between-rows="false"/>
    </style:style>
    <style:style style:name="Table94.A" style:family="table-column">
      <style:table-column-properties style:column-width="2.388cm" style:rel-column-width="9781*"/>
    </style:style>
    <style:style style:name="Table94.B" style:family="table-column">
      <style:table-column-properties style:column-width="4.554cm" style:rel-column-width="18652*"/>
    </style:style>
    <style:style style:name="Table94.C" style:family="table-column">
      <style:table-column-properties style:column-width="4.249cm" style:rel-column-width="17402*"/>
    </style:style>
    <style:style style:name="Table94.D" style:family="table-column">
      <style:table-column-properties style:column-width="4.81cm" style:rel-column-width="19700*"/>
    </style:style>
    <style:style style:name="Table94.1" style:family="table-row">
      <style:table-row-properties fo:keep-together="always"/>
    </style:style>
    <style:style style:name="Table94.A1" style:family="table-cell">
      <style:table-cell-properties fo:background-color="#dddddd" fo:padding="0.097cm" fo:border-left="0.25pt solid #000000" fo:border-right="none" fo:border-top="0.25pt solid #000000" fo:border-bottom="0.25pt solid #000000">
        <style:background-image/>
      </style:table-cell-properties>
    </style:style>
    <style:style style:name="Table94.D1" style:family="table-cell">
      <style:table-cell-properties fo:background-color="#dddddd" fo:padding="0.097cm" fo:border="0.25pt solid #000000">
        <style:background-image/>
      </style:table-cell-properties>
    </style:style>
    <style:style style:name="Table94.A2" style:family="table-cell">
      <style:table-cell-properties fo:padding="0.097cm" fo:border-left="0.25pt solid #000000" fo:border-right="none" fo:border-top="none" fo:border-bottom="0.25pt solid #000000"/>
    </style:style>
    <style:style style:name="Table94.B2" style:family="table-cell">
      <style:table-cell-properties fo:padding="0.097cm" fo:border-left="0.25pt solid #000000" fo:border-right="none" fo:border-top="none" fo:border-bottom="0.25pt solid #000000"/>
    </style:style>
    <style:style style:name="Table94.C2" style:family="table-cell">
      <style:table-cell-properties fo:padding="0.097cm" fo:border-left="0.25pt solid #000000" fo:border-right="none" fo:border-top="none" fo:border-bottom="0.25pt solid #000000"/>
    </style:style>
    <style:style style:name="Table94.D2" style:family="table-cell">
      <style:table-cell-properties fo:padding="0.097cm" fo:border-left="0.25pt solid #000000" fo:border-right="0.25pt solid #000000" fo:border-top="none" fo:border-bottom="0.25pt solid #000000"/>
    </style:style>
    <style:style style:name="Table94.A3" style:family="table-cell">
      <style:table-cell-properties fo:padding="0.097cm" fo:border-left="0.25pt solid #000000" fo:border-right="none" fo:border-top="none" fo:border-bottom="0.25pt solid #000000"/>
    </style:style>
    <style:style style:name="Table94.B3" style:family="table-cell">
      <style:table-cell-properties fo:padding="0.097cm" fo:border-left="0.25pt solid #000000" fo:border-right="none" fo:border-top="none" fo:border-bottom="0.25pt solid #000000"/>
    </style:style>
    <style:style style:name="Table94.C3" style:family="table-cell">
      <style:table-cell-properties fo:padding="0.097cm" fo:border-left="0.25pt solid #000000" fo:border-right="none" fo:border-top="none" fo:border-bottom="0.25pt solid #000000"/>
    </style:style>
    <style:style style:name="Table94.D3" style:family="table-cell">
      <style:table-cell-properties fo:padding="0.097cm" fo:border-left="0.25pt solid #000000" fo:border-right="0.25pt solid #000000" fo:border-top="none" fo:border-bottom="0.25pt solid #000000"/>
    </style:style>
    <style:style style:name="Table94.A4" style:family="table-cell">
      <style:table-cell-properties fo:padding="0.097cm" fo:border-left="0.25pt solid #000000" fo:border-right="none" fo:border-top="none" fo:border-bottom="0.25pt solid #000000"/>
    </style:style>
    <style:style style:name="Table94.B4" style:family="table-cell">
      <style:table-cell-properties fo:padding="0.097cm" fo:border-left="0.25pt solid #000000" fo:border-right="none" fo:border-top="none" fo:border-bottom="0.25pt solid #000000"/>
    </style:style>
    <style:style style:name="Table94.C4" style:family="table-cell">
      <style:table-cell-properties fo:padding="0.097cm" fo:border-left="0.25pt solid #000000" fo:border-right="none" fo:border-top="none" fo:border-bottom="0.25pt solid #000000"/>
    </style:style>
    <style:style style:name="Table94.D4" style:family="table-cell">
      <style:table-cell-properties fo:padding="0.097cm" fo:border-left="0.25pt solid #000000" fo:border-right="0.25pt solid #000000" fo:border-top="none" fo:border-bottom="0.25pt solid #000000"/>
    </style:style>
    <style:style style:name="Table94.A5" style:family="table-cell">
      <style:table-cell-properties fo:padding="0.097cm" fo:border-left="0.25pt solid #000000" fo:border-right="none" fo:border-top="none" fo:border-bottom="0.25pt solid #000000"/>
    </style:style>
    <style:style style:name="Table94.B5" style:family="table-cell">
      <style:table-cell-properties fo:padding="0.097cm" fo:border-left="0.25pt solid #000000" fo:border-right="none" fo:border-top="none" fo:border-bottom="0.25pt solid #000000"/>
    </style:style>
    <style:style style:name="Table94.C5" style:family="table-cell">
      <style:table-cell-properties fo:padding="0.097cm" fo:border-left="0.25pt solid #000000" fo:border-right="none" fo:border-top="none" fo:border-bottom="0.25pt solid #000000"/>
    </style:style>
    <style:style style:name="Table94.D5" style:family="table-cell">
      <style:table-cell-properties fo:padding="0.097cm" fo:border-left="0.25pt solid #000000" fo:border-right="0.25pt solid #000000" fo:border-top="none" fo:border-bottom="0.25pt solid #000000"/>
    </style:style>
    <style:style style:name="Table94.A6" style:family="table-cell">
      <style:table-cell-properties fo:padding="0.097cm" fo:border-left="0.25pt solid #000000" fo:border-right="none" fo:border-top="none" fo:border-bottom="0.25pt solid #000000"/>
    </style:style>
    <style:style style:name="Table94.B6" style:family="table-cell">
      <style:table-cell-properties fo:padding="0.097cm" fo:border-left="0.25pt solid #000000" fo:border-right="none" fo:border-top="none" fo:border-bottom="0.25pt solid #000000"/>
    </style:style>
    <style:style style:name="Table94.C6" style:family="table-cell">
      <style:table-cell-properties fo:padding="0.097cm" fo:border-left="0.25pt solid #000000" fo:border-right="none" fo:border-top="none" fo:border-bottom="0.25pt solid #000000"/>
    </style:style>
    <style:style style:name="Table94.D6" style:family="table-cell">
      <style:table-cell-properties fo:padding="0.097cm" fo:border-left="0.25pt solid #000000" fo:border-right="0.25pt solid #000000" fo:border-top="none" fo:border-bottom="0.25pt solid #000000"/>
    </style:style>
    <style:style style:name="Table94.A7" style:family="table-cell">
      <style:table-cell-properties fo:padding="0.097cm" fo:border-left="0.25pt solid #000000" fo:border-right="none" fo:border-top="none" fo:border-bottom="0.25pt solid #000000"/>
    </style:style>
    <style:style style:name="Table94.B7" style:family="table-cell">
      <style:table-cell-properties fo:padding="0.097cm" fo:border-left="0.25pt solid #000000" fo:border-right="none" fo:border-top="none" fo:border-bottom="0.25pt solid #000000"/>
    </style:style>
    <style:style style:name="Table94.C7" style:family="table-cell">
      <style:table-cell-properties fo:padding="0.097cm" fo:border-left="0.25pt solid #000000" fo:border-right="none" fo:border-top="none" fo:border-bottom="0.25pt solid #000000"/>
    </style:style>
    <style:style style:name="Table94.D7" style:family="table-cell">
      <style:table-cell-properties fo:padding="0.097cm" fo:border-left="0.25pt solid #000000" fo:border-right="0.25pt solid #000000" fo:border-top="none" fo:border-bottom="0.25pt solid #000000"/>
    </style:style>
    <style:style style:name="Table94.A8" style:family="table-cell">
      <style:table-cell-properties fo:background-color="transparent" fo:padding="0.097cm" fo:border-left="0.25pt solid #000000" fo:border-right="none" fo:border-top="none" fo:border-bottom="0.25pt solid #000000">
        <style:background-image/>
      </style:table-cell-properties>
    </style:style>
    <style:style style:name="Table94.B8" style:family="table-cell">
      <style:table-cell-properties fo:padding="0.097cm" fo:border-left="0.25pt solid #000000" fo:border-right="none" fo:border-top="none" fo:border-bottom="0.25pt solid #000000"/>
    </style:style>
    <style:style style:name="Table94.C8" style:family="table-cell">
      <style:table-cell-properties fo:padding="0.097cm" fo:border-left="0.25pt solid #000000" fo:border-right="none" fo:border-top="none" fo:border-bottom="0.25pt solid #000000"/>
    </style:style>
    <style:style style:name="Table94.D8" style:family="table-cell">
      <style:table-cell-properties fo:padding="0.097cm" fo:border-left="0.25pt solid #000000" fo:border-right="0.25pt solid #000000" fo:border-top="none" fo:border-bottom="0.25pt solid #000000"/>
    </style:style>
    <style:style style:name="Table94.B9" style:family="table-cell">
      <style:table-cell-properties fo:padding="0.097cm" fo:border-left="0.25pt solid #000000" fo:border-right="none" fo:border-top="none" fo:border-bottom="0.25pt solid #000000"/>
    </style:style>
    <style:style style:name="Table94.C9" style:family="table-cell">
      <style:table-cell-properties fo:padding="0.097cm" fo:border-left="0.25pt solid #000000" fo:border-right="none" fo:border-top="none" fo:border-bottom="0.25pt solid #000000"/>
    </style:style>
    <style:style style:name="Table94.D9"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95" style:family="table">
      <style:table-properties style:width="16.002cm" fo:margin-top="0cm" fo:margin-bottom="0cm" table:align="margins" fo:keep-with-next="always" style:may-break-between-rows="false"/>
    </style:style>
    <style:style style:name="Table95.A" style:family="table-column">
      <style:table-column-properties style:column-width="6.943cm" style:rel-column-width="28433*"/>
    </style:style>
    <style:style style:name="Table95.B" style:family="table-column">
      <style:table-column-properties style:column-width="4.249cm" style:rel-column-width="17402*"/>
    </style:style>
    <style:style style:name="Table95.C" style:family="table-column">
      <style:table-column-properties style:column-width="4.81cm" style:rel-column-width="19700*"/>
    </style:style>
    <style:style style:name="Table95.1" style:family="table-row">
      <style:table-row-properties fo:keep-together="always"/>
    </style:style>
    <style:style style:name="Table95.A1" style:family="table-cell">
      <style:table-cell-properties fo:background-color="#dddddd" fo:padding="0.097cm" fo:border-left="0.25pt solid #000000" fo:border-right="none" fo:border-top="0.25pt solid #000000" fo:border-bottom="0.25pt solid #000000">
        <style:background-image/>
      </style:table-cell-properties>
    </style:style>
    <style:style style:name="Table95.C1" style:family="table-cell">
      <style:table-cell-properties fo:background-color="#dddddd" fo:padding="0.097cm" fo:border="0.25pt solid #000000">
        <style:background-image/>
      </style:table-cell-properties>
    </style:style>
    <style:style style:name="Table95.A2" style:family="table-cell">
      <style:table-cell-properties fo:padding="0.097cm" fo:border-left="0.25pt solid #000000" fo:border-right="none" fo:border-top="none" fo:border-bottom="0.25pt solid #000000"/>
    </style:style>
    <style:style style:name="Table95.B2" style:family="table-cell">
      <style:table-cell-properties fo:padding="0.097cm" fo:border-left="0.25pt solid #000000" fo:border-right="none" fo:border-top="none" fo:border-bottom="0.25pt solid #000000"/>
    </style:style>
    <style:style style:name="Table95.C2" style:family="table-cell">
      <style:table-cell-properties fo:padding="0.097cm" fo:border-left="0.25pt solid #000000" fo:border-right="0.25pt solid #000000" fo:border-top="none" fo:border-bottom="0.25pt solid #000000"/>
    </style:style>
    <style:style style:name="Table95.A3" style:family="table-cell">
      <style:table-cell-properties fo:padding="0.097cm" fo:border-left="0.25pt solid #000000" fo:border-right="none" fo:border-top="none" fo:border-bottom="0.25pt solid #000000"/>
    </style:style>
    <style:style style:name="Table95.B3" style:family="table-cell">
      <style:table-cell-properties fo:padding="0.097cm" fo:border-left="0.25pt solid #000000" fo:border-right="none" fo:border-top="none" fo:border-bottom="0.25pt solid #000000"/>
    </style:style>
    <style:style style:name="Table95.C3" style:family="table-cell">
      <style:table-cell-properties fo:padding="0.097cm" fo:border-left="0.25pt solid #000000" fo:border-right="0.25pt solid #000000" fo:border-top="none" fo:border-bottom="0.25pt solid #000000"/>
    </style:style>
    <style:style style:name="Table95.A4" style:family="table-cell">
      <style:table-cell-properties fo:padding="0.097cm" fo:border-left="0.25pt solid #000000" fo:border-right="none" fo:border-top="none" fo:border-bottom="0.25pt solid #000000"/>
    </style:style>
    <style:style style:name="Table95.B4" style:family="table-cell">
      <style:table-cell-properties fo:padding="0.097cm" fo:border-left="0.25pt solid #000000" fo:border-right="none" fo:border-top="none" fo:border-bottom="0.25pt solid #000000"/>
    </style:style>
    <style:style style:name="Table95.C4" style:family="table-cell">
      <style:table-cell-properties fo:padding="0.097cm" fo:border-left="0.25pt solid #000000" fo:border-right="0.25pt solid #000000" fo:border-top="none" fo:border-bottom="0.25pt solid #000000"/>
    </style:style>
    <style:style style:name="Table95.A5" style:family="table-cell">
      <style:table-cell-properties fo:padding="0.097cm" fo:border-left="0.25pt solid #000000" fo:border-right="none" fo:border-top="none" fo:border-bottom="0.25pt solid #000000"/>
    </style:style>
    <style:style style:name="Table95.B5" style:family="table-cell">
      <style:table-cell-properties fo:padding="0.097cm" fo:border-left="0.25pt solid #000000" fo:border-right="none" fo:border-top="none" fo:border-bottom="0.25pt solid #000000"/>
    </style:style>
    <style:style style:name="Table95.C5" style:family="table-cell">
      <style:table-cell-properties fo:padding="0.097cm" fo:border-left="0.25pt solid #000000" fo:border-right="0.25pt solid #000000" fo:border-top="none" fo:border-bottom="0.25pt solid #000000"/>
    </style:style>
    <style:style style:name="Table95.A6" style:family="table-cell">
      <style:table-cell-properties fo:padding="0.097cm" fo:border-left="0.25pt solid #000000" fo:border-right="0.25pt solid #000000" fo:border-top="none" fo:border-bottom="0.25pt solid #000000"/>
    </style:style>
    <style:style style:name="P1" style:family="paragraph" style:parent-style-name="EG_20_Sezione_20_etichetta">
      <style:paragraph-properties fo:break-before="page"/>
      <style:text-properties officeooo:paragraph-rsid="00493a8f"/>
    </style:style>
    <style:style style:name="P2" style:family="paragraph" style:parent-style-name="Table">
      <style:text-properties officeooo:paragraph-rsid="005dcda5"/>
    </style:style>
    <style:style style:name="P3" style:family="paragraph" style:parent-style-name="Table_20_Contents">
      <style:text-properties officeooo:paragraph-rsid="005dcda5"/>
    </style:style>
    <style:style style:name="P4" style:family="paragraph" style:parent-style-name="Table_20_Heading">
      <style:text-properties officeooo:paragraph-rsid="005dcda5"/>
    </style:style>
    <style:style style:name="P5" style:family="paragraph" style:parent-style-name="EG_20_Formula">
      <style:text-properties officeooo:paragraph-rsid="005dcda5"/>
    </style:style>
    <style:style style:name="P6" style:family="paragraph" style:parent-style-name="Contenuto_20_tabella_20_lungo">
      <style:text-properties officeooo:paragraph-rsid="005dcda5"/>
    </style:style>
    <style:style style:name="P7" style:family="paragraph" style:parent-style-name="Contenuto_20_tabella_20_centrato">
      <style:text-properties officeooo:paragraph-rsid="005dcda5"/>
    </style:style>
    <style:style style:name="P8" style:family="paragraph" style:parent-style-name="Caption">
      <style:text-properties officeooo:paragraph-rsid="005dcda5"/>
    </style:style>
    <style:style style:name="P9" style:family="paragraph" style:parent-style-name="EG_20_Formula">
      <style:text-properties officeooo:paragraph-rsid="005f36d2"/>
    </style:style>
    <style:style style:name="P10" style:family="paragraph" style:parent-style-name="Contents_20_2">
      <style:paragraph-properties>
        <style:tab-stops/>
      </style:paragraph-properties>
    </style:style>
    <style:style style:name="P11" style:family="paragraph" style:parent-style-name="Contents_20_3">
      <style:paragraph-properties>
        <style:tab-stops/>
      </style:paragraph-properties>
    </style:style>
    <style:style style:name="P12" style:family="paragraph" style:parent-style-name="Contents_20_4">
      <style:paragraph-properties>
        <style:tab-stops/>
      </style:paragraph-properties>
    </style:style>
    <style:style style:name="P13" style:family="paragraph" style:parent-style-name="Contenuto_20_tabella_20_lungo" style:list-style-name="EG_20_Elenco_20_semplice">
      <style:text-properties officeooo:paragraph-rsid="005dcda5"/>
    </style:style>
    <style:style style:name="P14" style:family="paragraph" style:parent-style-name="EG_20_Nota">
      <style:text-properties officeooo:paragraph-rsid="005dcda5"/>
    </style:style>
    <style:style style:name="P15" style:family="paragraph" style:parent-style-name="Heading_20_2" style:master-page-name="EG_20_Capitoli_20_prima">
      <style:paragraph-properties style:page-number="auto"/>
      <style:text-properties officeooo:paragraph-rsid="007f8380"/>
    </style:style>
    <style:style style:name="P16" style:family="paragraph" style:parent-style-name="Heading_20_3" style:master-page-name="EG_20_Capitoli">
      <style:paragraph-properties style:page-number="2" fo:break-before="page"/>
      <style:text-properties officeooo:paragraph-rsid="005dcda5"/>
    </style:style>
    <style:style style:name="P17" style:family="paragraph" style:parent-style-name="Heading_20_3" style:master-page-name="">
      <style:paragraph-properties style:page-number="auto" fo:break-before="page"/>
      <style:text-properties officeooo:paragraph-rsid="005dcda5"/>
    </style:style>
    <style:style style:name="P18" style:family="paragraph" style:parent-style-name="Heading_20_3" style:master-page-name="">
      <style:paragraph-properties style:page-number="auto" fo:break-before="auto" fo:break-after="auto"/>
      <style:text-properties officeooo:paragraph-rsid="005dcda5"/>
    </style:style>
    <style:style style:name="P19" style:family="paragraph" style:parent-style-name="Heading_20_4">
      <style:text-properties officeooo:paragraph-rsid="005dcda5"/>
    </style:style>
    <style:style style:name="P20" style:family="paragraph" style:parent-style-name="Heading_20_5">
      <style:text-properties officeooo:paragraph-rsid="005dcda5"/>
    </style:style>
    <style:style style:name="P21" style:family="paragraph" style:parent-style-name="Text_20_body" style:list-style-name="EG_20_All_20_commi">
      <style:text-properties officeooo:paragraph-rsid="005dcda5"/>
    </style:style>
    <style:style style:name="P22" style:family="paragraph" style:parent-style-name="Text_20_body" style:list-style-name="EG_20_All_20_commi">
      <style:text-properties officeooo:paragraph-rsid="0077c9b1"/>
    </style:style>
    <style:style style:name="P23" style:family="paragraph" style:parent-style-name="Text_20_body" style:list-style-name="EG_20_All_20_commi">
      <style:text-properties officeooo:paragraph-rsid="006cef5b"/>
    </style:style>
    <style:style style:name="P24" style:family="paragraph" style:parent-style-name="Text_20_body" style:list-style-name="EG_20_All_20_commi">
      <style:text-properties officeooo:paragraph-rsid="0067df4a"/>
    </style:style>
    <style:style style:name="P25" style:family="paragraph">
      <loext:graphic-properties draw:fill="none" draw:fill-color="#ffff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6" style:family="paragraph">
      <loext:graphic-properties draw:fill="none" draw:fill-color="#729fc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7" style:family="paragraph">
      <style:paragraph-properties fo:margin-left="0cm" fo:margin-right="0cm" fo:margin-top="0cm" fo:margin-bottom="0cm" fo:line-height="100%" fo:text-align="start" fo:text-indent="0cm">
        <style:tab-stops/>
      </style:paragraph-properties>
    </style:style>
    <style:style style:name="P28" style:family="paragraph">
      <loext:graphic-properties draw:fill="none" draw:fill-color="#729fcf" draw:fill-image-width="0cm" draw:fill-image-height="0cm"/>
      <style:paragraph-properties fo:margin-left="0cm" fo:margin-right="0cm" fo:margin-top="0cm" fo:margin-bottom="0cm" fo:line-height="100%" fo:text-align="start" fo:text-indent="0cm" style:writing-mode="lr-tb">
        <style:tab-stops/>
      </style:paragraph-properties>
      <style:text-properties style:use-window-font-color="true" loext:opacity="0%" style:text-outline="false" style:text-line-through-style="none" style:text-line-through-type="none" style:font-name="Liberation Sans2" fo:font-size="9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9" style:family="paragraph">
      <style:paragraph-properties fo:margin-left="0cm" fo:margin-right="0cm" fo:margin-top="0cm" fo:margin-bottom="0cm" fo:line-height="100%" fo:text-indent="0cm"/>
    </style:style>
    <style:style style:name="P30"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Liberation Sans1" fo:font-size="9pt" fo:font-style="normal" fo:text-shadow="none" style:text-underline-style="none" fo:font-weight="normal" style:letter-kerning="true" style:font-name-asian="WenQuanYi Zen Hei Sharp"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 style:family="text">
      <style:text-properties officeooo:rsid="005d5f6b"/>
    </style:style>
    <style:style style:name="T2" style:family="text">
      <style:text-properties officeooo:rsid="0061233e"/>
    </style:style>
    <style:style style:name="T3" style:family="text">
      <style:text-properties officeooo:rsid="004d3494"/>
    </style:style>
    <style:style style:name="T4" style:family="text">
      <style:text-properties officeooo:rsid="00612d5c"/>
    </style:style>
    <style:style style:name="T5" style:family="text">
      <style:text-properties officeooo:rsid="0067df4a"/>
    </style:style>
    <style:style style:name="T6" style:family="text">
      <style:text-properties officeooo:rsid="006a34c8"/>
    </style:style>
    <style:style style:name="T7" style:family="text">
      <style:text-properties officeooo:rsid="006a69be"/>
    </style:style>
    <style:style style:name="T8" style:family="text">
      <style:text-properties officeooo:rsid="006cef5b"/>
    </style:style>
    <style:style style:name="T9" style:family="text">
      <style:text-properties style:font-name="Liberation Serif2" officeooo:rsid="006cef5b" style:font-name-asian="Liberation Serif2" style:font-name-complex="Liberation Serif2"/>
    </style:style>
    <style:style style:name="T10" style:family="text">
      <style:text-properties style:font-name="Liberation Serif2" officeooo:rsid="006e4315" style:font-name-asian="Liberation Serif2" style:font-name-complex="Liberation Serif2"/>
    </style:style>
    <style:style style:name="T11" style:family="text">
      <style:text-properties style:font-name="Liberation Serif" officeooo:rsid="006cef5b" style:font-name-asian="WenQuanYi Zen Hei Sharp" style:font-name-complex="Lohit Devanagari"/>
    </style:style>
    <style:style style:name="T12" style:family="text">
      <style:text-properties style:font-name="Liberation Serif" officeooo:rsid="006e4315" style:font-name-asian="WenQuanYi Zen Hei Sharp" style:font-name-complex="Lohit Devanagari"/>
    </style:style>
    <style:style style:name="T13" style:family="text">
      <style:text-properties officeooo:rsid="00745f26"/>
    </style:style>
    <style:style style:name="T14" style:family="text">
      <style:text-properties officeooo:rsid="0077c9b1"/>
    </style:style>
    <style:style style:name="T15" style:family="text">
      <style:text-properties officeooo:rsid="00832638"/>
    </style:style>
    <style:style style:name="T16" style:family="text">
      <style:text-properties officeooo:rsid="00879dee"/>
    </style:style>
    <style:style style:name="T17" style:family="text">
      <style:text-properties officeooo:rsid="008de629"/>
    </style:style>
    <style:style style:name="T18" style:family="text">
      <style:text-properties style:use-window-font-color="true" loext:opacity="0%" style:text-outline="false" style:text-line-through-style="none" style:text-line-through-type="none" style:font-name="Liberation Sans2" fo:font-size="9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9" style:family="text">
      <style:text-properties style:use-window-font-color="true" loext:opacity="0%" style:text-outline="false" style:text-line-through-style="none" style:text-line-through-type="none" style:font-name="Liberation Sans2" fo:font-size="9pt" fo:font-style="italic" fo:text-shadow="none" style:text-underline-style="none" fo:font-weight="normal" style:letter-kerning="true" style:font-name-asian="WenQuanYi Zen Hei Sharp"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T20" style:family="text">
      <style:text-properties style:use-window-font-color="true" loext:opacity="0%" style:text-outline="false" style:text-line-through-style="none" style:text-line-through-type="none" style:font-name="Liberation Sans1" fo:font-size="9pt" fo:font-style="normal" fo:text-shadow="none" style:text-underline-style="none" fo:font-weight="normal" style:letter-kerning="true" style:font-name-asian="WenQuanYi Zen Hei Sharp"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21" style:family="text">
      <style:text-properties style:use-window-font-color="true" loext:opacity="0%" style:text-outline="false" style:text-line-through-style="none" style:text-line-through-type="none" style:text-position="-34% 58%" style:font-name="Liberation Sans2" fo:font-size="9pt" fo:font-style="italic" fo:text-shadow="none" style:text-underline-style="none" fo:font-weight="normal" style:letter-kerning="true" style:font-name-asian="WenQuanYi Zen Hei Sharp"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T22" style:family="text">
      <style:text-properties style:use-window-font-color="true" loext:opacity="0%" style:text-outline="false" style:text-line-through-style="none" style:text-line-through-type="none" style:text-position="-34% 58%" style:font-name="Liberation Sans1" fo:font-size="9pt" fo:font-style="normal" fo:text-shadow="none" style:text-underline-style="none" fo:font-weight="normal" style:letter-kerning="true" style:font-name-asian="WenQuanYi Zen Hei Sharp"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23" style:family="text">
      <style:text-properties style:use-window-font-color="true" loext:opacity="0%" style:text-outline="false" style:text-line-through-style="none" style:text-line-through-type="none" style:font-name="Liberation Sans1" fo:font-size="9pt" fo:font-style="italic" fo:text-shadow="none" style:text-underline-style="none" fo:font-weight="normal" style:letter-kerning="true" style:font-name-asian="WenQuanYi Zen Hei Sharp" style:font-size-asian="9pt" style:font-style-asian="italic" style:font-weight-asian="normal" style:font-name-complex="Lohit Devanagari" style:font-size-complex="9pt" style:font-style-complex="italic" style:font-weight-complex="normal" style:text-emphasize="none" style:font-relief="none" style:text-overline-style="none" style:text-overline-color="font-color"/>
    </style:style>
    <style:style style:name="T24" style:family="text">
      <style:text-properties style:use-window-font-color="true" loext:opacity="0%" style:text-outline="false" style:text-line-through-style="none" style:text-line-through-type="none" style:text-position="-34% 58%" style:font-name="Liberation Sans2" fo:font-size="9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EG_20_Cornice">
      <style:graphic-properties style:vertical-pos="bottom" style:vertical-rel="paragraph-content" style:horizontal-pos="center" style:horizontal-rel="paragraph"/>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fo:margin-left="0cm" fo:margin-right="0cm" fo:margin-top="0cm" fo:margin-bottom="0.199cm" style:run-through="foreground" style:wrap="none" style:vertical-pos="top" style:vertical-rel="paragraph-content" style:horizontal-pos="center"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solid" svg:stroke-width="0.049cm" svg:stroke-color="#000000" draw:marker-start-width="0.275cm" draw:marker-start-center="false" draw:marker-end-width="0.275cm" draw:marker-end-center="false" draw:fill="none" draw:fill-color="#ffffff" draw:textarea-horizontal-align="justify" draw:textarea-vertical-align="middle" draw:auto-grow-height="false" fo:min-height="8.301cm" fo:min-width="15.427cm" fo:padding-top="0.15cm" fo:padding-bottom="0.15cm" fo:padding-left="0.275cm" fo:padding-right="0.275cm" draw:shadow="hidden" draw:shadow-offset-x="0.199cm" draw:shadow-offset-y="0.199cm" draw:shadow-color="#808080" style:run-through="foreground"/>
    </style:style>
    <style:style style:name="gr4" style:family="graphic">
      <style:graphic-properties draw:stroke="dash" draw:stroke-dash="Fine_20_Dashed" svg:stroke-width="0.019cm" svg:stroke-color="#000000" draw:marker-start-width="0.229cm" draw:marker-start-center="false" draw:marker-end-width="0.229cm" draw:marker-end-center="false" draw:fill="none" draw:fill-color="#729fcf"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5" style:family="graphic">
      <style:graphic-properties draw:stroke="solid" svg:stroke-width="0.101cm" svg:stroke-color="#808080" draw:marker-start-width="0.275cm" draw:marker-start-center="false" draw:marker-end="Arrow" draw:marker-end-width="0.3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 style:family="graphic">
      <style:graphic-properties draw:stroke="none" draw:stroke-dash="Dashed_20__28_var_29__20_49" svg:stroke-width="0.049cm" svg:stroke-color="#000000" draw:marker-start-width="0.275cm" draw:marker-start-center="false" draw:marker-end-width="0.275cm" draw:marker-end-center="false" draw:fill="none" draw:fill-color="#729fcf" draw:fill-image-width="0cm" draw:fill-image-height="0cm" draw:textarea-horizontal-align="left" draw:textarea-vertical-align="top" fo:min-height="0.732cm" fo:padding-top="0.101cm" fo:padding-bottom="0.101cm" fo:padding-left="0.199cm" fo:padding-right="0.199cm" draw:shadow="hidden" draw:shadow-offset-x="0.199cm" draw:shadow-offset-y="0.199cm" draw:shadow-color="#808080" style:run-through="foreground"/>
      <style:paragraph-properties style:writing-mode="lr-tb"/>
    </style:style>
    <style:style style:name="gr7" style:family="graphic">
      <style:graphic-properties draw:stroke="none" draw:stroke-dash="Dashed_20__28_var_29__20_50" svg:stroke-width="0.049cm" svg:stroke-color="#000000" draw:marker-start-width="0.275cm" draw:marker-start-center="false" draw:marker-end-width="0.275cm" draw:marker-end-center="false" draw:fill="none" draw:fill-color="#729fcf" draw:fill-image-width="0cm" draw:fill-image-height="0cm" draw:textarea-horizontal-align="justify" draw:textarea-vertical-align="middle" fo:min-height="0.732cm" fo:padding-top="0.101cm" fo:padding-bottom="0.101cm" fo:padding-left="0.199cm" fo:padding-right="0.199cm" draw:shadow="hidden" draw:shadow-offset-x="0.199cm" draw:shadow-offset-y="0.199cm" draw:shadow-color="#808080" style:run-through="foreground"/>
      <style:paragraph-properties style:writing-mode="lr-tb"/>
    </style:style>
    <style:style style:name="gr8" style:family="graphic">
      <style:graphic-properties draw:stroke="none" draw:stroke-dash="Dashed_20__28_var_29__20_51" svg:stroke-width="0.049cm" svg:stroke-color="#000000" draw:marker-start-width="0.275cm" draw:marker-start-center="false" draw:marker-end-width="0.275cm" draw:marker-end-center="false" draw:fill="none" draw:fill-color="#729fcf" draw:fill-image-width="0cm" draw:fill-image-height="0cm" draw:textarea-horizontal-align="left" draw:textarea-vertical-align="top" fo:min-height="0.732cm" fo:padding-top="0.101cm" fo:padding-bottom="0.101cm" fo:padding-left="0.199cm" fo:padding-right="0.199cm" draw:shadow="hidden" draw:shadow-offset-x="0.199cm" draw:shadow-offset-y="0.199cm" draw:shadow-color="#808080" style:run-through="foreground"/>
      <style:paragraph-properties style:writing-mode="lr-tb"/>
    </style:style>
    <style:style style:name="gr9" style:family="graphic">
      <style:graphic-properties draw:stroke="none" draw:stroke-dash="Dashed_20__28_var_29__20_52" svg:stroke-width="0.049cm" svg:stroke-color="#000000" draw:marker-start-width="0.275cm" draw:marker-start-center="false" draw:marker-end-width="0.275cm" draw:marker-end-center="false" draw:fill="none" draw:fill-color="#729fcf" draw:fill-image-width="0cm" draw:fill-image-height="0cm" draw:textarea-horizontal-align="left" draw:textarea-vertical-align="top" fo:min-height="0.367cm" fo:padding-top="0.101cm" fo:padding-bottom="0.101cm" fo:padding-left="0.199cm" fo:padding-right="0.199cm" draw:shadow="hidden" draw:shadow-offset-x="0.199cm" draw:shadow-offset-y="0.199cm" draw:shadow-color="#808080" style:run-through="foreground"/>
      <style:paragraph-properties style:writing-mode="lr-tb"/>
    </style:style>
    <style:style style:name="gr10" style:family="graphic">
      <style:graphic-properties draw:stroke="none" draw:stroke-dash="Dashed_20__28_var_29__20_53" svg:stroke-width="0.049cm" svg:stroke-color="#000000" draw:marker-start-width="0.275cm" draw:marker-start-center="false" draw:marker-end-width="0.275cm" draw:marker-end-center="false" draw:fill="none" draw:fill-color="#729fcf" draw:fill-image-width="0cm" draw:fill-image-height="0cm" draw:textarea-horizontal-align="left" draw:textarea-vertical-align="top" fo:min-height="0.811cm" fo:padding-top="0.101cm" fo:padding-bottom="0.101cm" fo:padding-left="0.199cm" fo:padding-right="0.199cm" draw:shadow="hidden" draw:shadow-offset-x="0.199cm" draw:shadow-offset-y="0.199cm" draw:shadow-color="#808080" style:run-through="foreground"/>
      <style:paragraph-properties style:writing-mode="lr-tb"/>
    </style:style>
    <style:style style:name="gr11"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1.177cm" fo:min-width="0cm" fo:padding-top="0.101cm" fo:padding-bottom="0.101cm" fo:padding-left="0.199cm" fo:padding-right="0.199cm" draw:shadow="hidden" draw:shadow-offset-x="0.199cm" draw:shadow-offset-y="0.199cm" draw:shadow-color="#808080" style:run-through="foreground"/>
      <style:paragraph-properties style:writing-mode="lr-tb"/>
    </style:style>
    <style:style style:name="gr12" style:family="graphic">
      <style:graphic-properties draw:stroke="none" draw:stroke-dash="Dashed_20__28_var_29__20_54" svg:stroke-width="0.049cm" svg:stroke-color="#000000" draw:marker-start-width="0.275cm" draw:marker-start-center="false" draw:marker-end-width="0.275cm" draw:marker-end-center="false" draw:fill="none" draw:fill-color="#729fcf" draw:fill-image-width="0cm" draw:fill-image-height="0cm" draw:textarea-horizontal-align="left" draw:textarea-vertical-align="top" fo:min-height="1.177cm" fo:padding-top="0.101cm" fo:padding-bottom="0.101cm" fo:padding-left="0.199cm" fo:padding-right="0.199cm" draw:shadow="hidden" draw:shadow-offset-x="0.199cm" draw:shadow-offset-y="0.199cm" draw:shadow-color="#808080" style:run-through="foreground"/>
      <style:paragraph-properties style:writing-mode="lr-tb"/>
    </style:style>
    <style:style style:name="gr13" style:family="graphic">
      <style:graphic-properties draw:stroke="none" draw:stroke-dash="Dashed_20__28_var_29__20_55" svg:stroke-width="0.049cm" svg:stroke-color="#000000" draw:marker-start-width="0.275cm" draw:marker-start-center="false" draw:marker-end-width="0.275cm" draw:marker-end-center="false" draw:fill="none" draw:fill-color="#729fcf" draw:fill-image-width="0cm" draw:fill-image-height="0cm" draw:textarea-horizontal-align="left" draw:textarea-vertical-align="top" fo:min-height="1.177cm" fo:padding-top="0.101cm" fo:padding-bottom="0.101cm" fo:padding-left="0.199cm" fo:padding-right="0.199cm" draw:shadow="hidden" draw:shadow-offset-x="0.199cm" draw:shadow-offset-y="0.199cm" draw:shadow-color="#808080" style:run-through="foreground"/>
      <style:paragraph-properties style:writing-mode="lr-tb"/>
    </style:style>
    <style:style style:name="gr14" style:family="graphic">
      <style:graphic-properties draw:stroke="none" draw:stroke-dash="Dashed_20__28_var_29__20_56" svg:stroke-width="0.049cm" svg:stroke-color="#000000" draw:marker-start-width="0.275cm" draw:marker-start-center="false" draw:marker-end-width="0.275cm" draw:marker-end-center="false" draw:fill="none" draw:fill-color="#729fcf" draw:fill-image-width="0cm" draw:fill-image-height="0cm" draw:textarea-horizontal-align="left" draw:textarea-vertical-align="top" fo:min-height="0.732cm" fo:padding-top="0.101cm" fo:padding-bottom="0.101cm" fo:padding-left="0.199cm" fo:padding-right="0.199cm" draw:shadow="hidden" draw:shadow-offset-x="0.199cm" draw:shadow-offset-y="0.199cm" draw:shadow-color="#808080" style:run-through="foreground"/>
      <style:paragraph-properties style:writing-mode="lr-tb"/>
    </style:style>
    <style:style style:name="gr15" style:family="graphic">
      <style:graphic-properties draw:stroke="none" draw:stroke-dash="Dashed_20__28_var_29__20_57" svg:stroke-width="0.049cm" svg:stroke-color="#000000" draw:marker-start-width="0.275cm" draw:marker-start-center="false" draw:marker-end-width="0.275cm" draw:marker-end-center="false" draw:fill="none" draw:fill-color="#729fcf" draw:fill-image-width="0cm" draw:fill-image-height="0cm" draw:textarea-horizontal-align="left" draw:textarea-vertical-align="top" fo:min-height="0.732cm" fo:padding-top="0.101cm" fo:padding-bottom="0.101cm" fo:padding-left="0.199cm" fo:padding-right="0.199cm" draw:shadow="hidden" draw:shadow-offset-x="0.199cm" draw:shadow-offset-y="0.199cm"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15" text:outline-level="2"><text:bookmark-start text:name="__RefHeading___Toc2656_799430820"/><text:reference-mark-start text:name="ch fse vita"/>Salvaguardia della vita<text:line-break/>con la progettazione prestazionale<text:bookmark-end text:name="__RefHeading___Toc2656_799430820"/><text:reference-mark-end text:name="ch fse vita"/></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10"/>
          <text:p text:style-name="P11"><text:a xlink:type="simple" xlink:href="#__RefHeading__41035_154071198" text:style-name="Index_20_Link" text:visited-style-name="Index_20_Link">Premessa</text:a></text:p>
          <text:p text:style-name="P11"><text:a xlink:type="simple" xlink:href="#__RefHeading__87596_1904530980" text:style-name="Index_20_Link" text:visited-style-name="Index_20_Link">Progettazione prestazionale per la salvaguardia della vita</text:a></text:p>
          <text:p text:style-name="P12"><text:a xlink:type="simple" xlink:href="#__RefHeading__3038_209971663" text:style-name="Index_20_Link" text:visited-style-name="Index_20_Link">Criterio ideale</text:a></text:p>
          <text:p text:style-name="P12"><text:a xlink:type="simple" xlink:href="#__RefHeading__87598_1904530980" text:style-name="Index_20_Link" text:visited-style-name="Index_20_Link">Criterio di ASET &gt; RSET</text:a></text:p>
          <text:p text:style-name="P11"><text:a xlink:type="simple" xlink:href="#__RefHeading__87600_1904530980" text:style-name="Index_20_Link" text:visited-style-name="Index_20_Link">Calcolo di ASET</text:a></text:p>
          <text:p text:style-name="P12"><text:a xlink:type="simple" xlink:href="#__RefHeading__3191_209971663" text:style-name="Index_20_Link" text:visited-style-name="Index_20_Link">Metodo di calcolo avanzato per ASET</text:a></text:p>
          <text:p text:style-name="P12"><text:a xlink:type="simple" xlink:href="#__RefHeading__3194_209971663" text:style-name="Index_20_Link" text:visited-style-name="Index_20_Link">Metodo di calcolo semplificato per ASET</text:a></text:p>
          <text:p text:style-name="P12"><text:a xlink:type="simple" xlink:href="#__RefHeading__87602_1904530980" text:style-name="Index_20_Link" text:visited-style-name="Index_20_Link">Campo di applicabilità del metodo semplificato</text:a></text:p>
          <text:p text:style-name="P11"><text:a xlink:type="simple" xlink:href="#__RefHeading__87604_1904530980" text:style-name="Index_20_Link" text:visited-style-name="Index_20_Link">Calcolo di RSET</text:a></text:p>
          <text:p text:style-name="P12"><text:a xlink:type="simple" xlink:href="#__RefHeading__3110_209971663" text:style-name="Index_20_Link" text:visited-style-name="Index_20_Link">Tempo di rivelazione</text:a></text:p>
          <text:p text:style-name="P12"><text:a xlink:type="simple" xlink:href="#__RefHeading__87606_1904530980" text:style-name="Index_20_Link" text:visited-style-name="Index_20_Link">Tempo di allarme generale</text:a></text:p>
          <text:p text:style-name="P12"><text:a xlink:type="simple" xlink:href="#__RefHeading__87608_1904530980" text:style-name="Index_20_Link" text:visited-style-name="Index_20_Link">Tempo di attività pre-movimento</text:a></text:p>
          <text:p text:style-name="P12"><text:a xlink:type="simple" xlink:href="#__RefHeading__87610_1904530980" text:style-name="Index_20_Link" text:visited-style-name="Index_20_Link">Tempo di movimento</text:a></text:p>
          <text:p text:style-name="P11"><text:a xlink:type="simple" xlink:href="#__RefHeading__87612_1904530980" text:style-name="Index_20_Link" text:visited-style-name="Index_20_Link">Soglie di prestazione per la salvaguardia della vita</text:a></text:p>
          <text:p text:style-name="P11"><text:a xlink:type="simple" xlink:href="#__RefHeading__87614_1904530980" text:style-name="Index_20_Link" text:visited-style-name="Index_20_Link">Riferimenti</text:a></text:p>
        </text:index-body>
      </text:table-of-content>
      <text:p text:style-name="Standard"/>
      <text:h text:style-name="P16" text:outline-level="3"><text:bookmark-start text:name="__RefHeading__41035_154071198"/>Premessa<text:bookmark-end text:name="__RefHeading__41035_154071198"/></text:h>
      <text:list xml:id="list2249840" text:style-name="EG_20_All_20_commi">
        <text:list-item text:start-value="1">
          <text:p text:style-name="P21">Nell’applicazione del metodo prestazionale alla sicurezza antincendio per la salvaguardia della vita, gli obiettivi del professionista antincendio possono essere:</text:p>
          <text:list>
            <text:list-item>
              <text:p text:style-name="P21">la dimostrazione diretta ed esplicita della possibilità per tutti gli occupanti di un’attività di raggiungere o permanere in un luogo sicuro, senza che ciò <text:span text:style-name="T1">sia </text:span>impedito da un’eccessiva esposizione a<text:span text:style-name="T15">gli effetti</text:span> dell’incendio;</text:p>
            </text:list-item>
            <text:list-item>
              <text:p text:style-name="P21">la dimostrazione della possibilità per i soccorritori di operare in sicurezza, secondo le indicazioni delle tabelle <text:sequence-ref text:reference-format="value" text:ref-name="refTable1">M.3-2</text:sequence-ref> e <text:sequence-ref text:reference-format="value" text:ref-name="refTable2">M.3-3</text:sequence-ref>.</text:p>
            </text:list-item>
          </text:list>
        </text:list-item>
        <text:list-item>
          <text:p text:style-name="P21"><draw:frame draw:style-name="fr1" draw:name="Frame12" text:anchor-type="paragraph" svg:width="16cm" draw:z-index="2"><draw:text-box fo:min-height="0.499cm"><text:p text:style-name="Illustration"><draw:g text:anchor-type="paragraph" draw:z-index="3" draw:name="Shape1" draw:style-name="gr1"><draw:g draw:style-name="gr2"><draw:g draw:style-name="gr2"><draw:custom-shape draw:style-name="gr3" draw:text-style-name="P25" svg:width="15.978cm" svg:height="8.601cm" svg:x="0.014cm" svg:y="0cm"><text:p/><draw:enhanced-geometry svg:viewBox="0 0 21600 21600" draw:type="rectangle" draw:enhanced-path="M 0 0 L 21600 0 21600 21600 0 21600 0 0 Z N"/></draw:custom-shape><draw:line draw:style-name="gr4" draw:text-style-name="P26" svg:x1="2.037cm" svg:y1="0cm" svg:x2="2.037cm" svg:y2="8.601cm"><text:p/></draw:line><draw:line draw:style-name="gr4" draw:text-style-name="P26" svg:x1="4.06cm" svg:y1="0cm" svg:x2="4.06cm" svg:y2="8.601cm"><text:p/></draw:line><draw:line draw:style-name="gr4" draw:text-style-name="P26" svg:x1="10.126cm" svg:y1="0cm" svg:x2="10.126cm" svg:y2="8.601cm"><text:p/></draw:line><draw:line draw:style-name="gr4" draw:text-style-name="P26" svg:x1="13.16cm" svg:y1="0cm" svg:x2="13.16cm" svg:y2="8.601cm"><text:p/></draw:line><draw:line draw:style-name="gr4" draw:text-style-name="P26" svg:x1="7.094cm" svg:y1="0cm" svg:x2="7.094cm" svg:y2="8.601cm"><text:p/></draw:line></draw:g><draw:line draw:style-name="gr5" draw:text-style-name="P26" svg:x1="0.014cm" svg:y1="0.399cm" svg:x2="15.991cm" svg:y2="0.399cm"><text:p/></draw:line><draw:line draw:style-name="gr5" draw:text-style-name="P26" svg:x1="0.014cm" svg:y1="1.6cm" svg:x2="13.16cm" svg:y2="1.6cm"><text:p/></draw:line><draw:line draw:style-name="gr5" draw:text-style-name="P26" svg:x1="4.06cm" svg:y1="2.801cm" svg:x2="13.161cm" svg:y2="2.801cm"><text:p/></draw:line><draw:line draw:style-name="gr5" draw:text-style-name="P26" svg:x1="4.06cm" svg:y1="3.798cm" svg:x2="10.127cm" svg:y2="3.798cm"><text:p/></draw:line><draw:line draw:style-name="gr5" draw:text-style-name="P26" svg:x1="13.16cm" svg:y1="1.6cm" svg:x2="15.991cm" svg:y2="1.6cm"><text:p/></draw:line><draw:line draw:style-name="gr5" draw:text-style-name="P26" svg:x1="10.126cm" svg:y1="3.798cm" svg:x2="13.16cm" svg:y2="3.798cm"><text:p/></draw:line><draw:frame draw:style-name="gr6" draw:text-style-name="P28" svg:width="5.852cm" svg:height="0.934cm" svg:x="0.014cm" svg:y="0.4cm"><draw:text-box><text:p text:style-name="P27"><text:span text:style-name="T18">Tempo </text:span><text:span text:style-name="T18">disponibile per </text:span><text:span text:style-name="T18">l'esodo, ASET</text:span><text:span text:style-name="T18"><text:line-break/></text:span><text:span text:style-name="T18">(</text:span><text:span text:style-name="T19">available safe </text:span><text:span text:style-name="T19">escape time</text:span><text:span text:style-name="T18">)</text:span></text:p></draw:text-box></draw:frame><draw:frame draw:style-name="gr7" draw:text-style-name="P28" svg:width="5.506cm" svg:height="0.934cm" svg:x="0.014cm" svg:y="1.591cm"><draw:text-box><text:p text:style-name="P27"><text:span text:style-name="T18">Tempo </text:span><text:span text:style-name="T18">richiesto per </text:span><text:span text:style-name="T18">l'esodo, RSET</text:span><text:span text:style-name="T18"><text:line-break/></text:span><text:span text:style-name="T18">(</text:span><text:span text:style-name="T19">required safe </text:span><text:span text:style-name="T19">escape time</text:span><text:span text:style-name="T18">)</text:span></text:p></draw:text-box></draw:frame><draw:frame draw:style-name="gr8" draw:text-style-name="P28" svg:width="2.629cm" svg:height="0.934cm" svg:x="13.16cm" svg:y="1.6cm"><draw:text-box><text:p text:style-name="P27"><text:span text:style-name="T20">Margine di </text:span><text:span text:style-name="T20">sicurezza</text:span></text:p></draw:text-box></draw:frame><draw:frame draw:style-name="gr9" draw:text-style-name="P28" svg:width="9.102cm" svg:height="0.569cm" svg:x="4.058cm" svg:y="2.826cm"><draw:text-box><text:p text:style-name="P27"><text:span text:style-name="T18">Tempo di </text:span><text:span text:style-name="T18">evacuazione</text:span></text:p></draw:text-box></draw:frame><draw:frame draw:style-name="gr10" draw:text-style-name="P28" svg:width="6.069cm" svg:height="1.013cm" svg:x="4.058cm" svg:y="3.826cm"><draw:text-box><text:p text:style-name="P27"><text:span text:style-name="T18">Tempo attività </text:span><text:span text:style-name="T18">di pre-</text:span><text:span text:style-name="T18">movimento, </text:span><text:span text:style-name="T19">t</text:span><text:span text:style-name="T21">pre</text:span><text:span text:style-name="T19"><text:line-break/></text:span><text:span text:style-name="T19">(pre-travel </text:span><text:span text:style-name="T19">activity time, </text:span><text:span text:style-name="T19">PTAT)</text:span></text:p></draw:text-box></draw:frame><draw:frame draw:style-name="gr11" draw:text-style-name="P30" svg:width="3.035cm" svg:height="1.378cm" svg:x="10.126cm" svg:y="3.801cm"><draw:text-box><text:p text:style-name="P29"><text:span text:style-name="T20">Tempo di </text:span><text:span text:style-name="T20">movimento, t</text:span><text:span text:style-name="T22">tra</text:span><text:span text:style-name="T23"><text:line-break/></text:span><text:span text:style-name="T23">(travel)</text:span></text:p></draw:text-box></draw:frame><draw:line draw:style-name="gr5" draw:text-style-name="P26" svg:x1="2.037cm" svg:y1="6.101cm" svg:x2="4.059cm" svg:y2="6.101cm"><text:p/></draw:line><draw:frame draw:style-name="gr12" draw:text-style-name="P28" svg:width="2.124cm" svg:height="1.378cm" svg:x="2.037cm" svg:y="6.101cm"><draw:text-box><text:p text:style-name="P27"><text:span text:style-name="T18">Tempo di </text:span><text:span text:style-name="T18">allarme </text:span><text:span text:style-name="T18">generale t</text:span><text:span text:style-name="T24">a</text:span></text:p></draw:text-box></draw:frame><draw:line draw:style-name="gr5" draw:text-style-name="P26" svg:x1="0.006cm" svg:y1="7.1cm" svg:x2="2.028cm" svg:y2="7.1cm"><text:p/></draw:line><draw:frame draw:style-name="gr13" draw:text-style-name="P28" svg:width="2.031cm" svg:height="1.378cm" svg:x="0.007cm" svg:y="7.101cm"><draw:text-box><text:p text:style-name="P27"><text:span text:style-name="T18">Tempo di </text:span><text:span text:style-name="T18">rivelaz., t</text:span><text:span text:style-name="T24">det</text:span><text:span text:style-name="T18"> </text:span><text:span text:style-name="T19">(detection)</text:span></text:p></draw:text-box></draw:frame><draw:line draw:style-name="gr5" draw:text-style-name="P26" svg:x1="4.06cm" svg:y1="4.953cm" svg:x2="7.094cm" svg:y2="4.953cm"><text:p/></draw:line><draw:frame draw:style-name="gr14" draw:text-style-name="P28" svg:width="3.035cm" svg:height="0.934cm" svg:x="4.058cm" svg:y="4.953cm"><draw:text-box><text:p text:style-name="P27"><text:span text:style-name="T18">Tempo di</text:span><text:span text:style-name="T18"><text:line-break/></text:span><text:span text:style-name="T18">riconoscimento</text:span></text:p></draw:text-box></draw:frame><draw:line draw:style-name="gr5" draw:text-style-name="P26" svg:x1="7.094cm" svg:y1="4.953cm" svg:x2="10.128cm" svg:y2="4.953cm"><text:p/></draw:line><draw:frame draw:style-name="gr15" draw:text-style-name="P28" svg:width="2.934cm" svg:height="0.934cm" svg:x="7.092cm" svg:y="4.953cm"><draw:text-box><text:p text:style-name="P27"><text:span text:style-name="T18">Tempo di</text:span><text:span text:style-name="T18"><text:line-break/></text:span><text:span text:style-name="T18">risposta</text:span></text:p></draw:text-box></draw:frame></draw:g></draw:g>Illustrazione <text:sequence text:ref-name="refIllustration0" text:name="Illustration" text:formula="ooow:Illustration+1" style:num-format="1">M.3-1</text:sequence>: Confronto tra ASET ed RSET</text:p></draw:text-box></draw:frame>La progettazione deve seguire una delle procedure riconosciute a livello internazionale per valutare la posizione e la condizione degli occupanti durante l’evoluzione degli scenari d’incendio previsti per l’attività.</text:p>
        </text:list-item>
      </text:list>
      <text:h text:style-name="P17" text:outline-level="3"><text:bookmark-start text:name="__RefHeading__87596_1904530980"/>Progettazione prestazionale per la salvaguardia della vita<text:bookmark-end text:name="__RefHeading__87596_1904530980"/></text:h>
      <text:h text:style-name="P19" text:outline-level="4"><text:bookmark-start text:name="__RefHeading__3038_209971663"/>Criterio ideale<text:bookmark-end text:name="__RefHeading__3038_209971663"/></text:h>
      <text:list xml:id="list235431486888239" text:continue-list="list2249840" text:style-name="EG_20_All_20_commi">
        <text:list-item text:start-value="1">
          <text:p text:style-name="P21"><text:bookmark-start text:name="__RefNumPara__2971_209971663"/>La progettazione ideale di un sistema d’esodo dovrebbe assicurare agli occupanti la possibilità di raggiungere un luogo sicuro in sicurezza <text:span text:style-name="T13">o di permanervi, senza mai incontrare gli effetti dell’incendio</text:span>. Questo è dunque il primo criterio da impiegare per la maggior parte degli occupanti dell’attività.<text:bookmark-end text:name="__RefNumPara__2971_209971663"/></text:p>
        </text:list-item>
        <text:list-item>
          <text:p text:style-name="P21"><text:bookmark-start text:name="__RefNumPara__950_3729915520"/>Esistono situazioni ove il criterio del comma <text:bookmark-ref text:reference-format="number" text:ref-name="__RefNumPara__2971_209971663">1.</text:bookmark-ref> non è applicabile, in particolare per gli occupanti che si trovano nel compartimento di primo innesco dell’incendio.<text:bookmark-end text:name="__RefNumPara__950_3729915520"/></text:p>
        </text:list-item>
      </text:list>
      <text:h text:style-name="P19" text:outline-level="4"><text:bookmark-start text:name="__RefHeading__87598_1904530980"/><text:reference-mark-start text:name="ch fse vita criterio ASET RSET"/>Criterio di ASET &gt; RSET<text:bookmark-end text:name="__RefHeading__87598_1904530980"/><text:reference-mark-end text:name="ch fse vita criterio ASET RSET"/></text:h>
      <text:list xml:id="list235430748388922" text:continue-list="list235431486888239" text:style-name="EG_20_All_20_commi">
        <text:list-item text:start-value="1">
          <text:p text:style-name="P22">Per risolvere quanto previsto al comma <text:bookmark-ref text:reference-format="number-all-superior" text:ref-name="__RefNumPara__950_3729915520">2.</text:bookmark-ref> del paragrafo <text:bookmark-ref text:reference-format="number" text:ref-name="__RefHeading__3038_209971663">M.3.2.1</text:bookmark-ref>, la norma introduce il criterio ASET &gt; RSET, <text:span text:style-name="T14">esemplificato nell’illustrazione </text:span><text:span text:style-name="T14"><text:sequence-ref text:reference-format="value" text:ref-name="refIllustration0">M.3-1</text:sequence-ref></text:span>.</text:p>
          <text:p text:style-name="P22">La progettazione prestazionale del sistema di vie d’esodo consiste sostanzialmente nel calcolo e nel confronto tra due intervalli di tempo così definiti:</text:p>
          <text:list>
            <text:list-item>
              <text:p text:style-name="P21">ASET, tempo disponibile per l’esodo (<text:span text:style-name="Emphasis">available safe escape time);</text:span></text:p>
            </text:list-item>
            <text:list-item>
              <text:p text:style-name="P21">RSET, tempo richiesto per l’esodo (<text:span text:style-name="Emphasis">required safe escape time)</text:span>.</text:p>
            </text:list-item>
          </text:list>
        </text:list-item>
        <text:list-item>
          <text:p text:style-name="P21">Si considera efficace il sistema d’esodo se ASET &gt; RSET, se cioè il tempo in cui permangono condizioni ambientali non incapacitanti per gli occupanti è superiore al tempo necessario perché essi possano raggiungere un luogo sicuro, non soggetto a tali condizioni ambientali sfavorevoli dovute all’incendio.</text:p>
        </text:list-item>
        <text:list-item>
          <text:p text:style-name="P21">La differenza tra ASET ed RSET rappresenta il <text:span text:style-name="Emphasis">margine di sicurezza</text:span> della progettazione prestazionale per la salvaguardia della vita:</text:p>
        </text:list-item>
      </text:list>
      <text:p text:style-name="P9">t<text:span text:style-name="EG_20_Pedice">marg</text:span> = ASET - RSET<text:tab/><text:sequence text:ref-name="refText0" text:name="Text" text:formula="ooow:Text+1" style:num-format="1">M.3-1</text:sequence></text:p>
      <text:list xml:id="list235430023100135" text:continue-numbering="true" text:style-name="EG_20_All_20_commi">
        <text:list-header>
          <text:p text:style-name="P21">Nel confronto tra diverse soluzioni progettuali, il professionista antincendio rende massimo il margine di sicurezza t<text:span text:style-name="EG_20_Pedice">marg</text:span> in relazione alle ipotesi assunte, al fine di considerare l’incertezza nel calcolo dei tempi di ASET ed RSET.</text:p>
          <text:p text:style-name="P21">A meno di specifiche valutazioni si assume t<text:span text:style-name="EG_20_Pedice">marg</text:span> ≥ 100% · RSET. In caso di specifiche valutazioni sull’affidabilità dei dati di input impiegati nella progettazione prestazionale, è consentito assumere t<text:span text:style-name="EG_20_Pedice">marg</text:span> ≥ 10% · RSET.</text:p>
          <text:p text:style-name="P23">In ogni caso, <text:span text:style-name="T8">deve</text:span> essere t<text:span text:style-name="EG_20_Pedice">marg</text:span> <text:span text:style-name="T9">≥</text:span><text:span text:style-name="T11"> </text:span>30 secondi.</text:p>
        </text:list-header>
      </text:list>
      <text:list xml:id="list229789930" text:style-name="EG_20_All_20_nota_20_auto">
        <text:list-item>
          <text:p text:style-name="EG_20_Nota"><text:span text:style-name="T16">L</text:span>e specifiche valutazioni sul t<text:span text:style-name="EG_20_Pedice">marg</text:span> ≥ 10% · RSET dovrebbero essere supportate da dati di letteratura o di normazione tecnica consolidata.</text:p>
        </text:list-item>
      </text:list>
      <text:h text:style-name="P17" text:outline-level="3"><text:bookmark-start text:name="__RefHeading__87600_1904530980"/>Calcolo di ASET<text:bookmark-end text:name="__RefHeading__87600_1904530980"/></text:h>
      <text:list xml:id="list235430432846601" text:continue-list="list235430023100135" text:style-name="EG_20_All_20_commi">
        <text:list-item text:start-value="1">
          <text:p text:style-name="P21"><text:bookmark-start text:name="__RefNumPara__3040_209971663"/><text:span text:style-name="Emphasis">ASET,</text:span> il tempo a disposizione degli occupanti per mettersi in salvo, dipende strettamente dalle interazioni nel sistema incendio-edificio-occupanti: l’incendio si innesca, si propaga e diffonde nell’edificio i suoi <text:span text:style-name="T15">effetti</text:span>, fumi e calore. L’edificio resiste all’incendio per mezzo delle misure protettive attive e passive: impianti antincendio, compartimentazioni, sistemi di controllo di fumo e calore. Gli occupanti sono esposti agli effetti dell’incendio in relazione alla attività che svolgono, alla loro posizione iniziale, al loro percorso nell’edificio ed alla condizione fisica e psicologica.<text:bookmark-end text:name="__RefNumPara__3040_209971663"/></text:p>
        </text:list-item>
        <text:list-item>
          <text:p text:style-name="P21">In conseguenza di quanto indicato al comma <text:bookmark-ref text:reference-format="number" text:ref-name="__RefNumPara__3040_209971663">1.</text:bookmark-ref>, ciascun occupante possiede un proprio valore di ASET. Tale complessità viene risolta dal professionista antincendio con considerazioni statistiche, con modelli di calcolo numerici o assumendo le ipotesi semplificative descritte nel paragrafo <text:bookmark-ref text:reference-format="number" text:ref-name="__RefHeading__3194_209971663">M.3.3.2</text:bookmark-ref>.</text:p>
        </text:list-item>
        <text:list-item>
          <text:p text:style-name="P21">Nei seguenti paragrafi si presentano i <text:span text:style-name="Emphasis">metodi di calcolo</text:span> di ASET ammessi dalle norme:</text:p>
          <text:list>
            <text:list-item>
              <text:p text:style-name="P21">metodo di calcolo avanzato;</text:p>
            </text:list-item>
            <text:list-item>
              <text:p text:style-name="P21">metodo di calcolo semplificato.</text:p>
            </text:list-item>
          </text:list>
        </text:list-item>
      </text:list>
      <text:h text:style-name="P19" text:outline-level="4"><text:bookmark-start text:name="__RefHeading__3191_209971663"/>Metodo di calcolo avanzato per ASET<text:bookmark-end text:name="__RefHeading__3191_209971663"/></text:h>
      <text:list xml:id="list235431769275359" text:continue-list="list235430432846601" text:style-name="EG_20_All_20_commi">
        <text:list-item text:start-value="1">
          <text:p text:style-name="P21">Il calcolo di ASET richiede la stima delle concentrazioni di prodotti tossici, delle temperature e delle densità del fumo negli ambienti a seguito dell’incendio e la loro variazione nel tempo, in quanto gli occupanti possono muoversi nel fumo, che nei casi complessi può essere ragionevolmente elaborata solo con modelli di calcolo fluidodinamici. Sono infatti la tipologia dell’incendio e dell’attività che determinano complessivamente l’andamento di tali variabili con il tempo.</text:p>
        </text:list-item>
        <text:list-item>
          <text:p text:style-name="P21">La norma ISO 13571 è il riferimento più autorevole per il calcolo ASET. ASET globale è ivi definito come il più piccolo tra gli ASET calcolati secondo quattro modelli:</text:p>
          <text:list>
            <text:list-item>
              <text:p text:style-name="P21">modello dei <text:span text:style-name="Emphasis">gas tossici</text:span>;</text:p>
            </text:list-item>
            <text:list-item>
              <text:p text:style-name="P21">modello dei <text:span text:style-name="Emphasis">gas irritanti</text:span>;</text:p>
            </text:list-item>
            <text:list-item>
              <text:p text:style-name="P21">modello del <text:span text:style-name="Emphasis">calore</text:span>;</text:p>
            </text:list-item>
            <text:list-item>
              <text:p text:style-name="P21">modello dell’oscuramento della <text:span text:style-name="Emphasis">visibilità</text:span> da fumo.</text:p>
            </text:list-item>
          </text:list>
        </text:list-item>
      </text:list>
      <text:h text:style-name="P20" text:outline-level="5"><text:bookmark-start text:name="__RefHeading__3183_209971663"/>Modello gas tossici<text:bookmark-end text:name="__RefHeading__3183_209971663"/></text:h>
      <text:list xml:id="list235431484696056" text:continue-list="list235431769275359" text:style-name="EG_20_All_20_commi">
        <text:list-item text:start-value="1">
          <text:p text:style-name="P21">Il modello dei gas tossici impiega il concetto di dose inalata (<text:span text:style-name="Emphasis">exposure dose)</text:span> e di <text:span text:style-name="Emphasis">FED (fractional effective dose)</text:span>.<text:span text:style-name="Emphasis"> </text:span>La <text:span text:style-name="Emphasis">exposure dose</text:span> è definita come la misura della dose di un gas tossico disponibile per inalazione, cioè presente nell’aria inspirata, calcolata per integrazione della curva concentrazione-tempo della sostanza per il tempo di esposizione. La <text:span text:style-name="Emphasis">FED</text:span> è il rapporto tra questa <text:span text:style-name="Emphasis">exposure dose</text:span> e la dose del gas tossico che determina effetti incapacitanti sul soggetto medio esposto. Quando FED = 1 si considera incapacitato il soggetto medio.</text:p>
        </text:list-item>
      </text:list>
      <text:list xml:id="list235431937446456" text:continue-list="list229789930" text:style-name="EG_20_All_20_nota_20_auto">
        <text:list-item>
          <text:p text:style-name="P14">Per esempio, la dose incapacitante di CO, monossido di carbonio, prevista nella <text:span text:style-name="T6">norma </text:span>ISO 13571:20<text:span text:style-name="T6">12</text:span> è pari a 35000 ppm · min. Ciò significa ipotizzare che il soggetto medio esposto ad una concentrazione di 3500 ppm per 10 minuti risulti incapacitato. In tal caso la sua FED è pari a 1 ed il suo ASET per il CO è pari a 10 minuti.</text:p>
        </text:list-item>
      </text:list>
      <text:h text:style-name="P20" text:outline-level="5"><text:bookmark-start text:name="__RefHeading__3185_209971663"/><text:soft-page-break/>Modello gas irritanti<text:bookmark-end text:name="__RefHeading__3185_209971663"/></text:h>
      <text:list xml:id="list235432016282444" text:continue-list="list235431484696056" text:style-name="EG_20_All_20_commi">
        <text:list-item text:start-value="1">
          <text:p text:style-name="P21">Il modello dei gas irritanti impiega il concetto di <text:span text:style-name="Emphasis">FEC, fractional effective concentration. </text:span>La <text:span text:style-name="Emphasis">FEC</text:span> è definita come il rapporto tra la concentrazione di un gas irritante disponibile per inalazione e la concentrazione dello stesso gas che determina effetti incapacitanti sul soggetto medio esposto.</text:p>
        </text:list-item>
        <text:list-item>
          <text:p text:style-name="P21">Al fine di semplificare l’analisi, qualora negli scenari di incendio di progetto non siano identificati nel focolare materiali combustibili suscettibili di costituire specifica sorgente di gas irritanti (es. sostanze o miscele pericolose, cavi elettrici in quantità significative, …) la verifica del modello dei gas irritanti può essere omessa.</text:p>
        </text:list-item>
      </text:list>
      <text:h text:style-name="P20" text:outline-level="5"><text:bookmark-start text:name="__RefHeading__3187_209971663"/>Modello calore<text:bookmark-end text:name="__RefHeading__3187_209971663"/></text:h>
      <text:list xml:id="list235430156219409" text:continue-list="list235432016282444" text:style-name="EG_20_All_20_commi">
        <text:list-item text:start-value="1">
          <text:p text:style-name="P21">Per il modello del calore irraggiato e convettivo la norma propone un approccio, basato sulla FED, simile a quello dei dei gas tossici. L’equazione proposta è la seguente:</text:p>
        </text:list-item>
      </text:list>
      <text:p text:style-name="P5"><draw:frame draw:style-name="fr2" draw:name="Oggetto11" text:anchor-type="as-char" svg:y="-0.653cm" svg:width="3.956cm" svg:height="1.058cm" draw:z-index="0"><draw:object xlink:href="./Object 1" xlink:type="simple" xlink:show="embed" xlink:actuate="onLoad"/><draw:image xlink:href="./ObjectReplacements/Object 1" xlink:type="simple" xlink:show="embed" xlink:actuate="onLoad"/><svg:desc>formula</svg:desc></draw:frame><text:tab/><text:sequence text:ref-name="refText1" text:name="Text" text:formula="ooow:Text+1" style:num-format="1">M.3-2</text:sequence></text:p>
      <text:list xml:id="list235430670995803" text:continue-numbering="true" text:style-name="EG_20_All_20_commi">
        <text:list-header>
          <text:p text:style-name="P21">I valori di t<text:span text:style-name="EG_20_Pedice">Irad</text:span> e t<text:span text:style-name="EG_20_Pedice">Iconv</text:span> sono i tempi di incapacitazione per calore radiante e calore convettivo calcolati con altre relazioni in funzione della condizione di abbigliamento dei soggetti, reperibili nella norma ISO 13571.</text:p>
        </text:list-header>
        <text:list-item>
          <text:p text:style-name="P21">La verifica del modello del calore può essere semplificata assumendo conservativamente le seguenti <text:span text:style-name="Emphasis">soglie di prestazione</text:span>:</text:p>
          <text:list>
            <text:list-item>
              <text:p text:style-name="P21">irraggiamento sugli occupanti ≤ 2,5 kW/m<text:span text:style-name="EG_20_Apice">2</text:span>;</text:p>
            </text:list-item>
            <text:list-item>
              <text:p text:style-name="P21">temperatura ambiente sugli occupanti ≤ 60°C.</text:p>
            </text:list-item>
          </text:list>
        </text:list-item>
        <text:list-item>
          <text:p text:style-name="P21">Tali valori corrispondono ad un ASET oltre i 30 minuti per qualsiasi condizione di abbigliamento.</text:p>
        </text:list-item>
      </text:list>
      <text:h text:style-name="P20" text:outline-level="5"><text:bookmark-start text:name="__RefHeading__3189_209971663"/>Modello visibilità<text:bookmark-end text:name="__RefHeading__3189_209971663"/></text:h>
      <text:list xml:id="list235430091822051" text:continue-list="list235430670995803" text:style-name="EG_20_All_20_commi">
        <text:list-item text:start-value="1">
          <text:p text:style-name="P21">Il modello dell’oscuramento della visibilità da fumo è basato sul concetto del minimo contrasto percettibile, cioè la minima differenza di luminosità visibile tra un oggetto e lo sfondo.</text:p>
        </text:list-item>
        <text:list-item>
          <text:p text:style-name="P21">Per legare il valore della visibilità L alla massa volumica dei fumi <text:span text:style-name="Emphasis">ρ</text:span><text:span text:style-name="EG_20_Pedice">smoke</text:span>, si ricorre alla seguente correlazione sperimentale, applicata ad ogni punto del dominio di calcolo:</text:p>
        </text:list-item>
      </text:list>
      <text:p text:style-name="P5"><draw:frame draw:style-name="fr2" draw:name="Oggetto12" text:anchor-type="as-char" svg:y="-0.346cm" svg:width="1.981cm" svg:height="0.487cm" draw:z-index="1"><draw:object xlink:href="./Object 2" xlink:type="simple" xlink:show="embed" xlink:actuate="onLoad"/><draw:image xlink:href="./ObjectReplacements/Object 2" xlink:type="simple" xlink:show="embed" xlink:actuate="onLoad"/><svg:desc>formula</svg:desc></draw:frame><text:tab/><text:sequence text:ref-name="refText2" text:name="Text" text:formula="ooow:Text+1" style:num-format="1">M.3-3</text:sequence></text:p>
      <text:p text:style-name="P5">dove:</text:p>
      <text:p text:style-name="P5">L<text:tab/>visibilità<text:tab/>[m]</text:p>
      <text:p text:style-name="P5">C<text:tab/>costante adimensionale pari a 3 per <text:span text:style-name="T2">segnaletica</text:span> di esodo riflettente non illuminata o 8 per <text:span text:style-name="T2">segnaletica</text:span> retroilluminata</text:p>
      <text:p text:style-name="P5">σ<text:tab/>coefficiente massico di estinzione della luce pari a <text:span text:style-name="T4">8,7 </text:span>m<text:span text:style-name="EG_20_Apice">2</text:span>/g <text:span text:style-name="T4">o diverso valore adeguatamente giustificato dal progettista</text:span><text:tab/>[m<text:span text:style-name="EG_20_Apice">2</text:span>/g]</text:p>
      <text:p text:style-name="P5">ρ<text:span text:style-name="EG_20_Pedice">smoke</text:span> massa volumica dei fumi (<text:span text:style-name="Emphasis">smoke aerosol mass concentration)</text:span><text:tab/>[g/m<text:span text:style-name="EG_20_Apice">3</text:span>]</text:p>
      <text:list xml:id="list235431172513663" text:continue-numbering="true" text:style-name="EG_20_All_20_commi">
        <text:list-header>
          <text:p text:style-name="P21">Grazie a questa correlazione, i codici di calcolo fluidodinamico restituiscono direttamente la ρ<text:span text:style-name="EG_20_Pedice">smoke</text:span> e calcolano la visibilità L per ogni punto degli ambienti simulati.</text:p>
        </text:list-header>
      </text:list>
      <text:h text:style-name="P20" text:outline-level="5"><text:soft-page-break/>Soglia di prestazione per FED e FEC</text:h>
      <text:list xml:id="list235430970166195" text:continue-list="list235431172513663" text:style-name="EG_20_All_20_commi">
        <text:list-item text:start-value="1">
          <text:p text:style-name="P21">I valori di FED e FEC pari ad 1 sono associati ad effetti <text:span text:style-name="Emphasis">incapacitanti</text:span> dell’esodo calibrati su occupanti di media sensibilità agli effetti dei prodotti dell’incendio.</text:p>
        </text:list-item>
        <text:list-item>
          <text:p text:style-name="P21">Per tenere conto delle categorie più deboli o più sensibili della popolazione, che risulterebbero incapacitate ben prima del raggiungimento di FED o FEC uguale a 1, si considera ragionevole impiegare il valore 0,1 come <text:span text:style-name="Emphasis">soglia di prestazione</text:span> per FED e FEC (limitando a 1,1% <text:span text:style-name="T7">la porzione di</text:span> occupanti incapacitati al raggiungimento della soglia secondo ISO 13571), lasciando però al professionista antincendio l’onere di selezionare e giustificare il valore più adatto alla tipologia di popolazione coinvolta.</text:p>
        </text:list-item>
      </text:list>
      <text:h text:style-name="P19" text:outline-level="4"><text:bookmark-start text:name="__RefHeading__3194_209971663"/>Metodo di calcolo semplificato per ASET<text:bookmark-end text:name="__RefHeading__3194_209971663"/></text:h>
      <text:list xml:id="list235431201990525" text:continue-list="list235430970166195" text:style-name="EG_20_All_20_commi">
        <text:list-item text:start-value="1">
          <text:p text:style-name="P21">La ISO/TR 16738 prevede la possibilità di utilizzare l’ipotesi semplificativa della <text:span text:style-name="Emphasis">esposizione zero</text:span> (<text:span text:style-name="Emphasis">zero exposure</text:span>).</text:p>
        </text:list-item>
        <text:list-item>
          <text:p text:style-name="P21">Invece di procedere alla verifica di tutti i modelli di cui al paragrafo <text:bookmark-ref text:reference-format="number" text:ref-name="__RefHeading__3191_209971663">M.3.3.1</text:bookmark-ref>, il professionista antincendio impiega le seguenti soglie di prestazione, molto conservative:</text:p>
          <text:list>
            <text:list-item>
              <text:p text:style-name="P21">altezza minima dei fumi stratificati dal piano di calpestio pari a 2 m, al di sotto del quale permanga lo strato d’aria indisturbata e</text:p>
            </text:list-item>
            <text:list-item>
              <text:p text:style-name="P21">temperatura media dello strato di fumi caldi <text:span text:style-name="T10">≤</text:span><text:span text:style-name="T12"> </text:span>200°C.</text:p>
            </text:list-item>
          </text:list>
          <text:p text:style-name="P21">Questi criteri permettono agli occupanti la fuga in aria indisturbata, non inquinata dai prodotti della combustione, ed un valore dell’irraggiamento dai fumi cui sono esposti inferiore a 2,5 kW/m<text:span text:style-name="EG_20_Apice">2</text:span>: sono dunque automaticamente soddisfatti tutti i modelli di cui al paragrafo <text:bookmark-ref text:reference-format="number" text:ref-name="__RefHeading__3191_209971663">M.3.3.1</text:bookmark-ref> e l’analisi è notevolmente semplificata perché non occorre eseguire calcoli di esposizione degli occupanti a tossici, irritanti, calore e oscuramento della visibilità. È infatti sufficiente valutare analiticamente o con modelli numerici a zone o di campo l’altezza dello strato dei fumi pre-flashover nell’edificio.</text:p>
        </text:list-item>
      </text:list>
      <text:h text:style-name="P19" text:outline-level="4"><text:bookmark-start text:name="__RefHeading__87602_1904530980"/>Campo di applicabilità del metodo semplificato<text:bookmark-end text:name="__RefHeading__87602_1904530980"/></text:h>
      <text:list xml:id="list235430770390603" text:continue-list="list235431201990525" text:style-name="EG_20_All_20_commi">
        <text:list-item text:start-value="1">
          <text:p text:style-name="P21">Il metodo di calcolo semplificato di cui al paragrafo <text:bookmark-ref text:reference-format="number" text:ref-name="__RefHeading__3194_209971663">M.3.3.2</text:bookmark-ref> è applicabile, solo se la potenza del focolare rapportata alla geometria dell’ambiente è sufficiente a garantire la formazione dello strato di fumi caldi superiore: il professionista antincendio è tenuto a verificare che tale condizione si verifichi.</text:p>
        </text:list-item>
      </text:list>
      <text:h text:style-name="P17" text:outline-level="3"><text:bookmark-start text:name="__RefHeading__87604_1904530980"/>Calcolo di RSET<text:bookmark-end text:name="__RefHeading__87604_1904530980"/></text:h>
      <text:list xml:id="list235431843766986" text:continue-list="list235430770390603" text:style-name="EG_20_All_20_commi">
        <text:list-item text:start-value="1">
          <text:p text:style-name="P21">RSET è calcolato tra l’innesco dell’incendio ed il momento in cui gli occupanti dell’edificio raggiungono un luogo sicuro. Anche RSET dipende dalle interazioni del sistema incendio-edificio-occupanti: la fuga degli occupanti è fortemente condizionata dalle geometrie dell’edificio ed è rallentata dagli effetti dell’incendio.</text:p>
        </text:list-item>
        <text:list-item>
          <text:p text:style-name="P21">Il documento di riferimento per il calcolo di RSET è la ISO/TR 16738.</text:p>
        </text:list-item>
        <text:list-item>
          <text:p text:style-name="P21">RSET è determinato da varie componenti, come il <text:span text:style-name="Emphasis">tempo di rivelazione (detection)</text:span> t<text:span text:style-name="EG_20_Pedice">det</text:span>, il <text:span text:style-name="Emphasis">tempo di allarme generale</text:span> t<text:span text:style-name="EG_20_Pedice">a</text:span>, il <text:span text:style-name="Emphasis">tempo di pre-movimento (pre-travel activity time, PTAT)</text:span> t<text:span text:style-name="EG_20_Pedice">pre</text:span>, il <text:span text:style-name="Emphasis">tempo di movimento (travel)</text:span> t<text:span text:style-name="EG_20_Pedice">tra</text:span>:</text:p>
        </text:list-item>
      </text:list>
      <text:p text:style-name="P5"><draw:frame draw:style-name="fr2" draw:name="Oggetto13" text:anchor-type="as-char" svg:y="-0.346cm" svg:width="3.63cm" svg:height="0.487cm" draw:z-index="4"><draw:object xlink:href="./Object 3" xlink:type="simple" xlink:show="embed" xlink:actuate="onLoad"/><draw:image xlink:href="./ObjectReplacements/Object 3" xlink:type="simple" xlink:show="embed" xlink:actuate="onLoad"/><svg:desc>formula</svg:desc></draw:frame><text:tab/><text:sequence text:ref-name="refText3" text:name="Text" text:formula="ooow:Text+1" style:num-format="1">M.3-4</text:sequence></text:p>
      <text:list xml:id="list235430960444213" text:continue-numbering="true" text:style-name="EG_20_All_20_commi">
        <text:list-item>
          <text:p text:style-name="P21">Al fine del calcolo di RSET il professionista antincendio deve sviluppare lo <text:span text:style-name="Emphasis">scenario comportamentale di progetto più appropriato</text:span> per il caso specifico, perché l’attività di pre-movimento e le velocità dell’esodo dipendono dalla tipologia di popolazione considerata e dalle modalità d’impiego dell’edificio.</text:p>
        </text:list-item>
      </text:list>
      <text:list xml:id="list235430451308724" text:continue-list="list235431937446456" text:style-name="EG_20_All_20_nota_20_auto">
        <text:list-item>
          <text:p text:style-name="P14">I parametri variano notevolmente se gli occupanti sono svegli ed hanno familiarità con l’edificio, come in un edificio scolastico, o dormono e non conoscono la struttura, come in una struttura alberghiera.</text:p>
        </text:list-item>
      </text:list>
      <text:list xml:id="list235430194122709" text:continue-list="list235430960444213" text:style-name="EG_20_All_20_commi">
        <text:list-item>
          <text:p text:style-name="P21">Come già indicato per ASET, ciascun occupante possiede un proprio valore anche di RSET.</text:p>
        </text:list-item>
      </text:list>
      <text:h text:style-name="P19" text:outline-level="4"><text:bookmark-start text:name="__RefHeading__3110_209971663"/>Tempo di rivelazione<text:bookmark-end text:name="__RefHeading__3110_209971663"/></text:h>
      <text:list xml:id="list235430546976512" text:continue-list="list235430194122709" text:style-name="EG_20_All_20_commi">
        <text:list-item text:start-value="1">
          <text:p text:style-name="P21">Il <text:span text:style-name="Emphasis">tempo di rivelazione</text:span> t<text:span text:style-name="EG_20_Pedice">det</text:span> è determinato dalla tipologia di sistema di rivelazione e dallo scenario di incendio. <text:span text:style-name="T3">È</text:span> il tempo necessario al sistema di rivelazione automatico per accorgersi dell’incendio. Viene calcolato analiticamente o con apposita modellizzazione numerica degli scenari d’incendio e del sistema di rivelazione.</text:p>
        </text:list-item>
      </text:list>
      <text:h text:style-name="P19" text:outline-level="4"><text:bookmark-start text:name="__RefHeading__87606_1904530980"/>Tempo di allarme generale<text:bookmark-end text:name="__RefHeading__87606_1904530980"/></text:h>
      <text:list xml:id="list235431946928593" text:continue-list="list235430546976512" text:style-name="EG_20_All_20_commi">
        <text:list-item text:start-value="1">
          <text:p text:style-name="P21">Il <text:span text:style-name="Emphasis">tempo di allarme generale</text:span> t<text:span text:style-name="EG_20_Pedice">a</text:span> è il tempo che intercorre tra la rivelazione dell’incendio e la diffusione dell’informazione agli occupanti, dell’allarme generale.</text:p>
        </text:list-item>
        <text:list-item>
          <text:p text:style-name="P21">Il tempo di allarme generale sarà dunque:</text:p>
          <text:list>
            <text:list-item>
              <text:p text:style-name="P21">pari a zero, quando la rivelazione attiva direttamente l’allarme generale dell’edificio;</text:p>
            </text:list-item>
            <text:list-item>
              <text:p text:style-name="P21">pari al ritardo valutato dal professionista antincendio, se la rivelazione allerta una centrale di gestione dell’emergenza che verifica l’evento ed attiva poi l’allarme manuale.</text:p>
            </text:list-item>
          </text:list>
        </text:list-item>
        <text:list-item>
          <text:p text:style-name="P21">Negli edifici grandi e complessi si deve tenere conto della modalità di allarme che può essere diversificata, ad esempio, nel caso di una evacuazione per fasi multiple.</text:p>
        </text:list-item>
      </text:list>
      <text:h text:style-name="P19" text:outline-level="4"><text:bookmark-start text:name="__RefHeading__87608_1904530980"/>Tempo di attività pre-movimento<text:bookmark-end text:name="__RefHeading__87608_1904530980"/></text:h>
      <text:list xml:id="list235431365614118" text:continue-list="list235431946928593" text:style-name="EG_20_All_20_commi">
        <text:list-item text:start-value="1">
          <text:p text:style-name="P21">Il <text:span text:style-name="Emphasis">tempo di attività pre-movimento</text:span> t<text:span text:style-name="EG_20_Pedice">pre</text:span> è l’oggetto della valutazione più complessa, perché si tratta del tempo necessario agli occupanti per svolgere una serie di attività che precedono il movimento vero e proprio verso il luogo sicuro. La let<text:soft-page-break/>teratura indica che questa fase occupa spesso la maggior parte del tempo totale di esodo.</text:p>
        </text:list-item>
        <text:list-item>
          <text:p text:style-name="P21">Il tempo t<text:span text:style-name="EG_20_Pedice">pre</text:span> è composto da un tempo di <text:span text:style-name="Emphasis">riconoscimento (recognition)</text:span> e da uno di <text:span text:style-name="Emphasis">risposta (response).</text:span></text:p>
        </text:list-item>
        <text:list-item>
          <text:p text:style-name="P21">Durante il tempo di riconoscimento gli occupanti continuano le attività che stavano svolgendo prima dell’allarme generale, finché riconoscono l’esigenza di rispondere all’allarme.</text:p>
        </text:list-item>
        <text:list-item>
          <text:p text:style-name="P21">Nel tempo di risposta gli occupanti cessano le loro attività normali e si dedicano ad attività legate allo sviluppo dell’emergenza, quali: raccolta di informazioni sull’evento, arresto e messa in sicurezza delle apparecchiature, raggruppamento del proprio gruppo (lavorativo o familiare), lotta all’incendio, ricerca e determinazione della via d’esodo appropriata <text:span text:style-name="Emphasis">(wayfinding) </text:span>ed altre attività a volte anche errate ed inappropriate.</text:p>
        </text:list-item>
        <text:list-item>
          <text:p text:style-name="P21">A seconda dello scenario comportamentale di progetto, questi tempi possono durare anche alcune decine di minuti. Nella tabella <text:sequence-ref text:reference-format="value" text:ref-name="refTable0">M.3-1</text:sequence-ref> si riportano alcuni esempi di valutazione tratti dal ISO/TR 16738.</text:p>
        </text:list-item>
        <text:list-item>
          <text:p text:style-name="P21">Il professionista antincendio può impiegare valori diversi da quelli indicati in letteratura purché adeguatamente giustificati, anche in riferimento a prove di evacuazione riportate nel registro dei controlli.</text:p>
        </text:list-item>
      </text:list>
      <table:table table:name="Table93" table:style-name="Table93">
        <table:table-column table:style-name="Table93.A"/>
        <table:table-column table:style-name="Table93.B"/>
        <table:table-column table:style-name="Table93.C"/>
        <table:table-row table:style-name="Table93.1">
          <table:table-cell table:style-name="Table93.A1" table:number-rows-spanned="2" office:value-type="string">
            <text:p text:style-name="P4">Parametri di descrizione dell’attività<text:line-break/>tratto da ISO/TR 16738</text:p>
          </table:table-cell>
          <table:table-cell table:style-name="Table93.B1" table:number-columns-spanned="2" office:value-type="string">
            <text:p text:style-name="P4">Tempi di attività di pre-movimento<text:span text:style-name="EG_20_Pedice"><text:line-break/></text:span>ISO/TR 16738</text:p>
          </table:table-cell>
          <table:covered-table-cell/>
        </table:table-row>
        <table:table-row table:style-name="Table93.1">
          <table:covered-table-cell table:style-name="Table93.A2"/>
          <table:table-cell table:style-name="Table93.A2" office:value-type="string">
            <text:p text:style-name="P4">Δt<text:span text:style-name="EG_20_Pedice">pre (1st)</text:span><text:line-break/>primi occupanti<text:line-break/>in fuga</text:p>
          </table:table-cell>
          <table:table-cell table:style-name="Table93.C2" office:value-type="string">
            <text:p text:style-name="P4">Δt<text:span text:style-name="EG_20_Pedice">pre (99th)<text:line-break/></text:span>ultimi occupanti<text:line-break/>in fuga</text:p>
          </table:table-cell>
        </table:table-row>
        <table:table-row table:style-name="Table93.1">
          <table:table-cell table:style-name="Table93.A3" office:value-type="string">
            <text:p text:style-name="P6">Esempio 1: albergo di media complessità</text:p>
            <text:list xml:id="list4044207629" text:style-name="EG_20_Elenco_20_semplice">
              <text:list-item>
                <text:p text:style-name="P13">occupanti: <text:span text:style-name="Emphasis">Ciii, sleeping and unfamiliar;</text:span></text:p>
              </text:list-item>
              <text:list-item>
                <text:p text:style-name="P13">sistema di allarme: rivelazione automatica ed allarme generale mediato dall’intervento di verifica dei dipendenti;</text:p>
              </text:list-item>
              <text:list-item>
                <text:p text:style-name="P13">complessità geometrica edificio: <text:span text:style-name="Emphasis">edificio multipiano e layout semplice;</text:span></text:p>
              </text:list-item>
              <text:list-item>
                <text:p text:style-name="P13">gestione della sicurezza: <text:span text:style-name="Emphasis">ordinaria</text:span>.</text:p>
              </text:list-item>
            </text:list>
          </table:table-cell>
          <table:table-cell table:style-name="Table93.B4" office:value-type="string">
            <text:p text:style-name="P7">20’</text:p>
          </table:table-cell>
          <table:table-cell table:style-name="Table93.C3" office:value-type="string">
            <text:p text:style-name="P7">40’</text:p>
          </table:table-cell>
        </table:table-row>
        <table:table-row table:style-name="Table93.1">
          <table:table-cell table:style-name="Table93.A4" office:value-type="string">
            <text:p text:style-name="P6">Esempio 2: grande attività produttiva</text:p>
            <text:list xml:id="list235430624137402" text:continue-numbering="true" text:style-name="EG_20_Elenco_20_semplice">
              <text:list-item>
                <text:p text:style-name="P13">occupanti: <text:span text:style-name="Emphasis">A, awake and familiar;</text:span></text:p>
              </text:list-item>
              <text:list-item>
                <text:p text:style-name="P13">sistema di allarme: rivelazione automatica ed allarme generale mediato dall’intervento di verifica dei dipendenti;</text:p>
              </text:list-item>
              <text:list-item>
                <text:p text:style-name="P13">complessità geometrica edificio: <text:span text:style-name="Emphasis">edificio multipiano e layout complesso;</text:span></text:p>
              </text:list-item>
              <text:list-item>
                <text:p text:style-name="P13">gestione della sicurezza: <text:span text:style-name="Emphasis">ordinaria.</text:span></text:p>
              </text:list-item>
            </text:list>
          </table:table-cell>
          <table:table-cell table:style-name="Table93.B4" office:value-type="string">
            <text:p text:style-name="P7">1’ 30”</text:p>
          </table:table-cell>
          <table:table-cell table:style-name="Table93.C4" office:value-type="string">
            <text:p text:style-name="P7">3’ 30”</text:p>
          </table:table-cell>
        </table:table-row>
        <table:table-row table:style-name="Table93.1">
          <table:table-cell table:style-name="Table93.A5" office:value-type="string">
            <text:p text:style-name="P6">Esempio 3: residenza sanitaria assistenziale</text:p>
            <text:list xml:id="list235431863728065" text:continue-numbering="true" text:style-name="EG_20_Elenco_20_semplice">
              <text:list-item>
                <text:p text:style-name="P13">occupanti: <text:span text:style-name="Emphasis">D, sleeping and unfamiliar;</text:span></text:p>
              </text:list-item>
              <text:list-item>
                <text:p text:style-name="P13">sistema di allarme: rivelazione automatica ed allarme generale mediato dall’intervento di verifica dei dipendenti;</text:p>
              </text:list-item>
              <text:list-item>
                <text:p text:style-name="P13">complessità geometrica edificio: <text:span text:style-name="Emphasis">edificio multipiano e layout semplice;</text:span></text:p>
              </text:list-item>
              <text:list-item>
                <text:p text:style-name="P13">gestione della sicurezza: <text:span text:style-name="Emphasis">ordinaria;</text:span></text:p>
              </text:list-item>
              <text:list-item>
                <text:p text:style-name="P13">presenza di addetti in quantità sufficiente a gestire l’evacuazione dei diversamente abili.</text:p>
              </text:list-item>
            </text:list>
          </table:table-cell>
          <table:table-cell table:style-name="Table93.B5" office:value-type="string">
            <text:p text:style-name="P7">5’</text:p>
          </table:table-cell>
          <table:table-cell table:style-name="Table93.C5" office:value-type="string">
            <text:p text:style-name="P7">10’</text:p>
          </table:table-cell>
        </table:table-row>
      </table:table>
      <text:p text:style-name="P2">Tabella <text:sequence text:ref-name="refTable0" text:name="Table" text:formula="ooow:Table+1" style:num-format="1">M.3-1</text:sequence>: Esempi di valutazione del tempo di pre-movimento, tratto da ISO/TR 16738</text:p>
      <text:h text:style-name="P19" text:outline-level="4"><text:bookmark-start text:name="__RefHeading__87610_1904530980"/><text:soft-page-break/>Tempo di movimento<text:bookmark-end text:name="__RefHeading__87610_1904530980"/></text:h>
      <text:list xml:id="list235431676792426" text:continue-list="list235431365614118" text:style-name="EG_20_All_20_commi">
        <text:list-item text:start-value="1">
          <text:p text:style-name="P21">Il <text:span text:style-name="Emphasis">tempo di movimento</text:span> t<text:span text:style-name="EG_20_Pedice">tra</text:span> è il tempo impiegato dagli occupanti per raggiungere un luogo sicuro dal termine delle attività di pre-movimento appena descritte.</text:p>
        </text:list-item>
        <text:list-item>
          <text:p text:style-name="P21">Il t<text:span text:style-name="EG_20_Pedice">tra</text:span> è calcolato in riferimento ad alcune variabili:</text:p>
          <text:list>
            <text:list-item>
              <text:p text:style-name="P21">la distanza degli occupanti o gruppi di essi dalle vie d’esodo;</text:p>
            </text:list-item>
            <text:list-item>
              <text:p text:style-name="P21">le velocità d’esodo, che dipendono dalla tipologia degli occupanti e dalle loro interazioni con l’ambiente costruito e gli effetti dell’incendio. È dimostrato che la presenza di fumi e calore rallenta notevolmente la velocità d’esodo i funzione delle condizioni di visibilità;</text:p>
            </text:list-item>
            <text:list-item>
              <text:p text:style-name="P21">la portata delle vie d’esodo, dovuta a geometria, dimensioni, dislivelli ed ostacoli.</text:p>
            </text:list-item>
          </text:list>
        </text:list-item>
        <text:list-item>
          <text:p text:style-name="P21">Nella realtà, quando gli occupanti di edifici densamente affollati fuggono lungo le vie d’esodo, si formano lunghe file nei restringimenti, inoltre secondo lo sviluppo degli scenari di incendio di progetto presi in esame, alcuni percorsi possono diventare impercorribili o bloccati.</text:p>
          <text:p text:style-name="P21">Il calcolo del t<text:span text:style-name="EG_20_Pedice">tra</text:span> deve tenere conto di questi fenomeni.</text:p>
        </text:list-item>
        <text:list-item>
          <text:p text:style-name="P21">Attualmente si impiegano comunemente due famiglie di modelli per il calcolo del tempo di movimento: <text:span text:style-name="Emphasis">modelli idraulici</text:span> e <text:span text:style-name="Emphasis">modelli agent based.</text:span></text:p>
        </text:list-item>
        <text:list-item>
          <text:p text:style-name="P21">I modelli idraulici predicono con ragionevole precisione alcuni aspetti del movimento degli occupanti (es. flussi attraverso le uscite), ma non includono fattori importanti del comportamento umano, come la familiarità con l’edificio, le interazioni persona-persona e l’effetto del fumo sul movimento.</text:p>
        </text:list-item>
        <text:list-item>
          <text:p text:style-name="P21">Altri tipi di modelli (es. <text:span text:style-name="Emphasis">macroscopic/microscopic, coarse network/fine network/continous models</text:span>) sono oggetto di intensa ricerca scientifica e di sperimentazione; attualmente esistono ancora solo validazioni parziali dei risultati. Pertanto i risultati devono essere valutati con cautela.</text:p>
        </text:list-item>
      </text:list>
      <text:h text:style-name="P17" text:outline-level="3"><text:bookmark-start text:name="__RefHeading__87612_1904530980"/>Soglie di prestazione per la salvaguardia della vita<text:bookmark-end text:name="__RefHeading__87612_1904530980"/></text:h>
      <text:list xml:id="list235430828940605" text:continue-list="list235431676792426" text:style-name="EG_20_All_20_commi">
        <text:list-item text:start-value="1">
          <text:p text:style-name="P21">Le soglie di prestazione per la salvaguardia della vita determinano l’incapacitazione degli occupanti e dei soccorritori quando sottoposti agli effetti dell’incendio.</text:p>
        </text:list-item>
        <text:list-item>
          <text:p text:style-name="P21">Il professionista antincendio sceglie idonee soglie di prestazione per la specifica attività, in relazione agli scenari di incendio di progetto, ed in particolare in riferimento alle caratteristiche degli occupanti coinvolti (es. anziani, bambini, disabilità, …).</text:p>
        </text:list-item>
        <text:list-item>
          <text:p text:style-name="P21">Il rispetto delle soglie di prestazione per la salvaguardia della vita deve essere verificato:</text:p>
          <text:list>
            <text:list-item>
              <text:p text:style-name="P21">per gli <text:span text:style-name="Emphasis">occupanti</text:span>: in tutte le zone dell’attività dove esiste contemporanea presenza di occupanti, stanziali o in movimento, e di effetti dell’incendio.</text:p>
            </text:list-item>
            <text:list-item>
              <text:p text:style-name="P21">per i <text:span text:style-name="Emphasis">soccorritori</text:span>:</text:p>
              <text:list>
                <text:list-item>
                  <text:p text:style-name="P21">solo qualora essi abbiano un ruolo ben definito nella pianificazione d’emergenza dell’attività,</text:p>
                </text:list-item>
                <text:list-item>
                  <text:p text:style-name="P21">in tutte le zone dell’attività dove esiste contemporanea presenza di soccorritori, stanziali o in movimento, e di effetti dell’incendio.</text:p>
                </text:list-item>
              </text:list>
            </text:list-item>
          </text:list>
        </text:list-item>
        <text:list-item>
          <text:p text:style-name="P21">A titolo di esempio, si riportano nelle tabelle <text:sequence-ref text:reference-format="value" text:ref-name="refTable1">M.3-2</text:sequence-ref> e <text:sequence-ref text:reference-format="value" text:ref-name="refTable2">M.3-3</text:sequence-ref> delle soglie di prestazione per occupanti e soccorritori con riferimento ai metodi di calcolo avanzato e semplificato.</text:p>
        </text:list-item>
      </text:list>
      <table:table table:name="Table94" table:style-name="Table94">
        <table:table-column table:style-name="Table94.A"/>
        <table:table-column table:style-name="Table94.B"/>
        <table:table-column table:style-name="Table94.C"/>
        <table:table-column table:style-name="Table94.D"/>
        <table:table-row table:style-name="Table94.1">
          <table:table-cell table:style-name="Table94.A1" office:value-type="string">
            <text:p text:style-name="P4">Modello</text:p>
          </table:table-cell>
          <table:table-cell table:style-name="Table94.A1" office:value-type="string">
            <text:p text:style-name="P4">Prestazione</text:p>
          </table:table-cell>
          <table:table-cell table:style-name="Table94.A1" office:value-type="string">
            <text:p text:style-name="P4">Soglia di prestazione</text:p>
          </table:table-cell>
          <table:table-cell table:style-name="Table94.D1" office:value-type="string">
            <text:p text:style-name="P4">Riferimento</text:p>
          </table:table-cell>
        </table:table-row>
        <table:table-row table:style-name="Table94.1">
          <table:table-cell table:style-name="Table94.A7" table:number-rows-spanned="2" office:value-type="string">
            <text:p text:style-name="P3">Oscuramento della visibilità da fumo</text:p>
          </table:table-cell>
          <table:table-cell table:style-name="Table94.B9" table:number-rows-spanned="2" office:value-type="string">
            <text:p text:style-name="P3">Visibilità minima di pannelli riflettenti, non retroilluminati, valutata ad altezza 1,80 m dal piano di calpestio</text:p>
          </table:table-cell>
          <table:table-cell table:style-name="Table94.C7" office:value-type="string">
            <text:p text:style-name="P3">Occupanti: 10 m</text:p>
            <text:p text:style-name="P3">Occupanti in locali di superficie lorda &lt; 100m<text:span text:style-name="EG_20_Apice">2</text:span>: 5 m</text:p>
          </table:table-cell>
          <table:table-cell table:style-name="Table94.D7" office:value-type="string">
            <text:p text:style-name="P3">ISO 13571:2012</text:p>
          </table:table-cell>
        </table:table-row>
        <table:table-row table:style-name="Table94.1">
          <table:covered-table-cell table:style-name="Table94.A7"/>
          <table:covered-table-cell table:style-name="Table94.B9"/>
          <table:table-cell table:style-name="Table94.C7" office:value-type="string">
            <text:p text:style-name="P3">Soccorritori: 5 m</text:p>
            <text:p text:style-name="P3">Soccorritori <text:span text:style-name="T17">i</text:span>n locali di superficie lorda &lt; 100m<text:span text:style-name="EG_20_Apice">2</text:span>: 2,5 m</text:p>
          </table:table-cell>
          <table:table-cell table:style-name="Table94.D7" office:value-type="string">
            <text:p text:style-name="P3">[1]</text:p>
          </table:table-cell>
        </table:table-row>
        <table:table-row table:style-name="Table94.1">
          <table:table-cell table:style-name="Table94.A7" table:number-rows-spanned="2" office:value-type="string">
            <text:p text:style-name="P3">Gas tossici</text:p>
          </table:table-cell>
          <table:table-cell table:style-name="Table94.B9" table:number-rows-spanned="2" office:value-type="string">
            <text:p text:style-name="P3">FED, <text:span text:style-name="Emphasis">fractional effective dose</text:span> e FEC, <text:span text:style-name="Emphasis">fractional effective</text:span></text:p>
            <text:p text:style-name="P3"><text:span text:style-name="Emphasis">concentration</text:span> per esposizione a gas tossici e gas irritanti, valutata ad altezza 1,80 m dal piano di calpestio</text:p>
          </table:table-cell>
          <table:table-cell table:style-name="Table94.C7" office:value-type="string">
            <text:p text:style-name="P3">Occupanti: 0,1</text:p>
          </table:table-cell>
          <table:table-cell table:style-name="Table94.D7" office:value-type="string">
            <text:p text:style-name="P3">ISO 13571:2012, limitando a 1,1% <text:span text:style-name="T5">la porzione di</text:span> occupanti incapacitati al raggiungimento della soglia</text:p>
          </table:table-cell>
        </table:table-row>
        <table:table-row table:style-name="Table94.1">
          <table:covered-table-cell table:style-name="Table94.A7"/>
          <table:covered-table-cell table:style-name="Table94.B9"/>
          <table:table-cell table:style-name="Table94.C7" office:value-type="string">
            <text:p text:style-name="P3">Soccorritori: nessuna valutazione</text:p>
          </table:table-cell>
          <table:table-cell table:style-name="Table94.D7" office:value-type="string">
            <text:p text:style-name="P3">-</text:p>
          </table:table-cell>
        </table:table-row>
        <table:table-row table:style-name="Table94.1">
          <table:table-cell table:style-name="Table94.A7" table:number-rows-spanned="2" office:value-type="string">
            <text:p text:style-name="P3">Calore</text:p>
          </table:table-cell>
          <table:table-cell table:style-name="Table94.B9" table:number-rows-spanned="2" office:value-type="string">
            <text:p text:style-name="P3">Temperatura massima di esposizione</text:p>
          </table:table-cell>
          <table:table-cell table:style-name="Table94.C7" office:value-type="string">
            <text:p text:style-name="P3">Occupanti: 60°C</text:p>
          </table:table-cell>
          <table:table-cell table:style-name="Table94.D7" office:value-type="string">
            <text:p text:style-name="P3">ISO 13571:2012</text:p>
          </table:table-cell>
        </table:table-row>
        <table:table-row table:style-name="Table94.1">
          <table:covered-table-cell table:style-name="Table94.A7"/>
          <table:covered-table-cell table:style-name="Table94.B9"/>
          <table:table-cell table:style-name="Table94.C7" office:value-type="string">
            <text:p text:style-name="P3">Soccorritori: 80°C</text:p>
          </table:table-cell>
          <table:table-cell table:style-name="Table94.D7" office:value-type="string">
            <text:p text:style-name="P3">[1]</text:p>
          </table:table-cell>
        </table:table-row>
        <table:table-row table:style-name="Table94.1">
          <table:table-cell table:style-name="Table94.A8" table:number-rows-spanned="2" office:value-type="string">
            <text:p text:style-name="P3">Calore</text:p>
          </table:table-cell>
          <table:table-cell table:style-name="Table94.B9" table:number-rows-spanned="2" office:value-type="string">
            <text:p text:style-name="P3">Irraggiamento termico massimo da tutte le sorgenti (incendio, effluenti dell’incendio, struttura) di esposizione degli occupanti</text:p>
          </table:table-cell>
          <table:table-cell table:style-name="Table94.C9" office:value-type="string">
            <text:p text:style-name="P3">Occupanti: 2,5 kW/m<text:span text:style-name="EG_20_Apice">2</text:span></text:p>
          </table:table-cell>
          <table:table-cell table:style-name="Table94.D8" office:value-type="string">
            <text:p text:style-name="P3">ISO 13571:2012, per esposizioni <text:span text:style-name="T5">inferiori a</text:span> 30 minuti</text:p>
          </table:table-cell>
        </table:table-row>
        <table:table-row table:style-name="Table94.1">
          <table:covered-table-cell table:style-name="Table94.A8"/>
          <table:covered-table-cell table:style-name="Table94.B9"/>
          <table:table-cell table:style-name="Table94.C9" office:value-type="string">
            <text:p text:style-name="P3">Soccorritori: 3 kW/m<text:span text:style-name="EG_20_Apice">2</text:span></text:p>
          </table:table-cell>
          <table:table-cell table:style-name="Table94.D9" office:value-type="string">
            <text:p text:style-name="P3">[1]</text:p>
          </table:table-cell>
        </table:table-row>
        <table:table-row table:style-name="Table94.1">
          <table:table-cell table:style-name="Table94.D9" table:number-columns-spanned="4" office:value-type="string">
            <text:p text:style-name="P6">[1] Ai fini di questa tabella, per soccorritori si intendono i componenti delle squadre aziendali opportunamente protetti ed addestrati alla lotta antincendio, all’uso dei dispositivi di protezione delle vie aeree, ad operare in condizioni di scarsa visibilità. Ulteriori indicazioni possono essere desunte ad esempio da documenti dell’Australian Fire Authorities Council (AFAC) per hazardous conditions.</text:p>
          </table:table-cell>
          <table:covered-table-cell/>
          <table:covered-table-cell/>
          <table:covered-table-cell/>
        </table:table-row>
      </table:table>
      <text:p text:style-name="P2">Tabella <text:sequence text:ref-name="refTable1" text:name="Table" text:formula="ooow:Table+1" style:num-format="1">M.3-2</text:sequence>: Esempio di soglie di prestazione impiegabili con il metodo di calcolo avanzato</text:p>
      <table:table table:name="Table95" table:style-name="Table95">
        <table:table-column table:style-name="Table95.A"/>
        <table:table-column table:style-name="Table95.B"/>
        <table:table-column table:style-name="Table95.C"/>
        <text:soft-page-break/>
        <table:table-row table:style-name="Table95.1">
          <table:table-cell table:style-name="Table95.A1" office:value-type="string">
            <text:p text:style-name="P4">Prestazione</text:p>
          </table:table-cell>
          <table:table-cell table:style-name="Table95.A1" office:value-type="string">
            <text:p text:style-name="P4">Soglia di prestazione</text:p>
          </table:table-cell>
          <table:table-cell table:style-name="Table95.C1" office:value-type="string">
            <text:p text:style-name="P4">Riferimento</text:p>
          </table:table-cell>
        </table:table-row>
        <table:table-row table:style-name="Table95.1">
          <table:table-cell table:style-name="Table95.A5" table:number-rows-spanned="2" office:value-type="string">
            <text:p text:style-name="P3">Altezza minima dei fumi stratificati dal piano di calpestio al di sotto del quale permanga lo strato d’aria indisturbata</text:p>
          </table:table-cell>
          <table:table-cell table:style-name="Table95.B5" office:value-type="string">
            <text:p text:style-name="P3">Occupanti: 2 m</text:p>
          </table:table-cell>
          <table:table-cell table:style-name="Table95.C5" office:value-type="string">
            <text:p text:style-name="P3">Ridotto da ISO/TR 16738:2009,<text:line-break/>section 11.2</text:p>
          </table:table-cell>
        </table:table-row>
        <table:table-row table:style-name="Table95.1">
          <table:covered-table-cell table:style-name="Table95.A5"/>
          <table:table-cell table:style-name="Table95.B5" office:value-type="string">
            <text:p text:style-name="P3">Soccorritori: 1,5 m</text:p>
          </table:table-cell>
          <table:table-cell table:style-name="Table95.C5" office:value-type="string">
            <text:p text:style-name="P3">[1]</text:p>
          </table:table-cell>
        </table:table-row>
        <table:table-row table:style-name="Table95.1">
          <table:table-cell table:style-name="Table95.A5" table:number-rows-spanned="2" office:value-type="string">
            <text:p text:style-name="P3">Temperatura media dello strato di fumi caldi</text:p>
          </table:table-cell>
          <table:table-cell table:style-name="Table95.B5" office:value-type="string">
            <text:p text:style-name="P3">Occupanti: 200°C</text:p>
          </table:table-cell>
          <table:table-cell table:style-name="Table95.C5" office:value-type="string">
            <text:p text:style-name="P3">ISO/TR 16738:2009,<text:line-break/>section 11.2</text:p>
          </table:table-cell>
        </table:table-row>
        <table:table-row table:style-name="Table95.1">
          <table:covered-table-cell table:style-name="Table95.A5"/>
          <table:table-cell table:style-name="Table95.B5" office:value-type="string">
            <text:p text:style-name="P3">Soccorritori: 250°C</text:p>
          </table:table-cell>
          <table:table-cell table:style-name="Table95.C5" office:value-type="string">
            <text:p text:style-name="P3">[1]</text:p>
          </table:table-cell>
        </table:table-row>
        <table:table-row table:style-name="Table95.1">
          <table:table-cell table:style-name="Table95.A6" table:number-columns-spanned="3" office:value-type="string">
            <text:p text:style-name="P6">[1] Ai fini di questa tabella, per soccorritori si intendono i componenti delle squadre aziendali opportunamente protetti ed addestrati alla lotta antincendio, all’uso dei dispositivi di protezione delle vie aeree, ad operare in condizioni di scarsa visibilità. Ulteriori indicazioni possono essere desunte ad esempio da documenti dell’Australian Fire Authorities Council (AFAC) per hazardous conditions.</text:p>
          </table:table-cell>
          <table:covered-table-cell/>
          <table:covered-table-cell/>
        </table:table-row>
      </table:table>
      <text:p text:style-name="P8">Tabella <text:sequence text:ref-name="refTable2" text:name="Table" text:formula="ooow:Table+1" style:num-format="1">M.3-3</text:sequence>: Esempio di soglie di prestazione impiegabili con il metodo di calcolo semplificato</text:p>
      <text:h text:style-name="P18" text:outline-level="3"><text:bookmark-start text:name="__RefHeading__87614_1904530980"/>Riferimenti<text:bookmark-end text:name="__RefHeading__87614_1904530980"/></text:h>
      <text:list xml:id="list235430949061150" text:continue-list="list235430828940605" text:style-name="EG_20_All_20_commi">
        <text:list-item text:start-value="1">
          <text:p text:style-name="P21">L’ISO ha pubblicato due documenti fondamentali per analisi degli aspetti più tecnici della progettazione della <text:span text:style-name="Emphasis">life safety</text:span>:</text:p>
          <text:list>
            <text:list-item>
              <text:p text:style-name="P21">ISO 13571 “<text:span text:style-name="Emphasis">Life-threatening components of fire - Guidelines for the estimation of time to compromised tenability in fires</text:span>”;</text:p>
            </text:list-item>
            <text:list-item>
              <text:p text:style-name="P21">ISO/TR 16738 “<text:span text:style-name="Emphasis">Fire-safety engineering - Technical information on methods for evaluating behaviour and movement of people</text:span>”.</text:p>
            </text:list-item>
          </text:list>
        </text:list-item>
        <text:list-item>
          <text:p text:style-name="P24">La salvaguardia della vita (<text:span text:style-name="Emphasis">life safety)</text:span>, che comprende le problematiche legate all’evacuazione dell’edificio, è il sottosistema 6 della BS 7974.</text:p>
          <text:p text:style-name="P24"><text:span text:style-name="T5">In tale contesto, i</text:span>l documento specifico di riferimento per la progettazione del sistema d’esodo è il <text:span text:style-name="Emphasis">published document PD 7974-6 “The application of fire safety engineering principles to fire safety design of buildings - Part 6: Human factors: Life safety strategies - Occupant evacuation, behaviour and condition (Sub-system 6)”.</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adornments="Regular" style:font-family-generic="swiss"/>
    <style:font-face style:name="Liberation Sans1" svg:font-family="'Liberation Sans'" style:font-family-generic="swiss" style:font-pitch="variable"/>
    <style:font-face style:name="Liberation Sans2" svg:font-family="'Liberation Sans'" style:font-adornments="Standard" style:font-family-generic="swiss" style:font-pitch="variable"/>
    <style:font-face style:name="Liberation Sans3" svg:font-family="'Liberation Sans'" style:font-adornments="Normale"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roman"/>
    <style:font-face style:name="Lohit Devanagari" svg:font-family="'Lohit Devanagari'" style:font-family-generic="system" style:font-pitch="variable"/>
    <style:font-face style:name="Lohit Devanagari1" svg:font-family="'Lohit Devanagari'"/>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stroke-dash draw:name="Dashed_20__28_var_29__20_49" draw:display-name="Dashed (var) 49"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loext:opacity="100%"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style:contextual-spacing="false" style:page-number="auto" fo:background-color="transparent" style:shadow="none" fo:keep-with-next="always">
        <style:tab-stops/>
      </style:paragraph-properties>
      <style:text-properties fo:color="#21409a" loext:opacity="100%" style:font-name="Liberation Sans1"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style:contextual-spacing="false" fo:line-height="100%" fo:text-align="justify" style:justify-single-word="false" fo:hyphenation-ladder-count="no-limit" style:page-number="auto">
        <style:tab-stops/>
      </style:paragraph-properties>
      <style:text-properties style:use-window-font-color="true" loext:opacity="0%"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style: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loext:opacity="100%"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loext:opacity="0%" style:font-name="Liberation Sans2" fo:font-family="'Liberation Sans'" style:font-style-name="Standard" style:font-family-generic="swiss" style:font-pitch="variable" fo:font-size="9pt"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loext:opacity="0%" style:font-name="Liberation Sans2"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style: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style: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style: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style: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style: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loext:opacity="100%"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style: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loext:opacity="0%" style:font-name="Liberation Sans2"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style: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loext:hidden="true" style:hidden="true" style:parent-style-name="Text_20_body" style:class="text">
      <style:paragraph-properties fo:margin-left="4.001cm" fo:margin-right="0cm" fo:text-indent="0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loext:hidden="true" style:hidden="true" style:parent-style-name="Standard" style:class="extra"/>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Signature" style:family="paragraph" loext:hidden="true" style:hidden="true" style:parent-style-name="Standard" style:class="text">
      <style:paragraph-properties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loext:opacity="100%" fo:font-size="10pt" style:font-size-asian="10pt" style:font-size-complex="10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style: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style:contextual-spacing="false" fo:text-indent="-4.001cm" style:auto-text-indent="false" style:page-number="1" fo:break-before="auto" fo:break-after="auto" fo:padding="0cm" fo:border="none" style:shadow="none" style:writing-mode="page">
        <style:tab-stops/>
      </style:paragraph-properties>
      <style:text-properties fo:color="#21409a" loext:opacity="100%"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loext:opacity="100%" fo:font-size="9pt" style:font-size-asian="10.5pt"/>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style:contextual-spacing="false" fo:text-indent="0cm" style:auto-text-indent="false" style:page-number="auto" fo:background-color="transparent" style:shadow="none">
        <style:tab-stops/>
      </style:paragraph-properties>
    </style:style>
    <style:style style:name="EG_20_Aggiornamento" style:display-name="EG Aggiornamento" style:family="paragraph" style:parent-style-name="Text_20_body" style:list-style-name="" style:master-page-name="">
      <style:paragraph-properties fo:margin-top="0cm" fo:margin-bottom="0.101cm" style:contextual-spacing="false" fo:text-align="center" style:justify-single-word="false" style:page-number="auto" style:snap-to-layout-grid="false">
        <style:tab-stops/>
      </style:paragraph-properties>
      <style:text-properties fo:color="#000000" loext:opacity="100%" style:font-name="Liberation Sans3" fo:font-family="'Liberation Sans'" style:font-style-name="Normale" style:font-family-generic="swiss" style:font-pitch="variable" fo:font-size="7pt"/>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loext:hidden="true" style:hidden="tru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style:style style:name="EG_20_Cornice_20_aggiornamento" style:display-name="EG Cornice aggiornamento" style:family="graphic" style:parent-style-name="Frame">
      <style:graphic-properties svg:width="0.801cm" fo:min-height="0.101cm" text:anchor-type="char" svg:x="-0.9cm" svg:y="0cm" fo:margin-top="0cm" fo:margin-bottom="0cm" style:protect="size" style:wrap="run-through" style:number-wrapped-paragraphs="no-limit" style:vertical-pos="middle" style:vertical-rel="char" style:horizontal-pos="from-left" style:horizontal-rel="page-content" fo:background-color="#e8f2a1" style:background-transparency="0%" draw:fill="solid" draw:fill-color="#e8f2a1" draw:opacity="100%" fo:padding="0.049cm" fo:border="none" draw:wrap-influence-on-position="once-concurrent" loext:allow-overlap="true" draw:textarea-vertical-align="middle">
        <style:columns fo:column-count="1" fo:column-gap="0cm"/>
      </style:graphic-properties>
    </style:style>
    <text:outline-style style:name="Outline">
      <text:outline-level-style text:level="1" loext:num-list-format="Sezione %1%" style:num-prefix="Sezione " style:num-format="A" text:start-value="13">
        <style:list-level-properties text:list-level-position-and-space-mode="label-alignment">
          <style:list-level-label-alignment text:label-followed-by="listtab" text:list-tab-stop-position="4.001cm" fo:text-indent="-4.001cm" fo:margin-left="4.001cm"/>
        </style:list-level-properties>
      </text:outline-level-style>
      <text:outline-level-style text:level="2" loext:num-list-format="Capitolo %1%.%2%" style:num-prefix="Capitolo " style:num-format="1" text:start-value="3"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loext:num-list-format="%1%.%2%.%3%.%4%.%5%.%6%.%7%.%8%.%9%.%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2%."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loext:num-list-format="%5%."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loext:num-list-format="%8%."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loext:num-list-format="%1%" text:bullet-char="●">
        <style:list-level-properties text:list-level-position-and-space-mode="label-alignment" fo:text-align="end">
          <style:list-level-label-alignment text:label-followed-by="listtab" text:list-tab-stop-position="0.7cm" fo:text-indent="-0.201cm" fo:margin-left="0.7cm"/>
        </style:list-level-properties>
        <style:text-properties style:font-name="Liberation San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199cm" fo:text-indent="-0.199cm" fo:margin-left="1.199cm"/>
        </style:list-level-properties>
        <style:text-properties style:font-name="Liberation San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7cm" fo:text-indent="-0.201cm" fo:margin-left="1.7cm"/>
        </style:list-level-properties>
        <style:text-properties style:font-name="Liberation San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2.2cm" fo:text-indent="-0.199cm" fo:margin-left="2.2cm"/>
        </style:list-level-properties>
        <style:text-properties style:font-name="Liberation San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2.701cm" fo:text-indent="-0.201cm" fo:margin-left="2.701cm"/>
        </style:list-level-properties>
        <style:text-properties style:font-name="Liberation San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3.2cm" fo:text-indent="-0.199cm" fo:margin-left="3.2cm"/>
        </style:list-level-properties>
        <style:text-properties style:font-name="Liberation San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3.701cm" fo:text-indent="-0.201cm" fo:margin-left="3.701cm"/>
        </style:list-level-properties>
        <style:text-properties style:font-name="Liberation San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4.2cm" fo:text-indent="-0.199cm" fo:margin-left="4.2cm"/>
        </style:list-level-properties>
        <style:text-properties style:font-name="Liberation San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4.701cm" fo:text-indent="-0.201cm" fo:margin-left="4.701cm"/>
        </style:list-level-properties>
        <style:text-properties style:font-name="Liberation San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5.2cm" fo:text-indent="-0.199cm" fo:margin-left="5.2cm"/>
        </style:list-level-properties>
        <style:text-properties style:font-name="Liberation Sans"/>
      </text:list-level-style-bullet>
    </text:list-style>
    <text:list-style style:name="EG_20_All_20_elenco" style:display-name="EG All elenco">
      <text:list-level-style-bullet text:level="1" text:style-name="Bullet_20_Symbols" loext:num-list-format="%1%"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loext:num-list-format="Nota%1%"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Nota%2%"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loext:num-list-format="Nota%3%"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loext:num-list-format="Nota%4%"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loext:num-list-format="Nota%5%"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loext:num-list-format="Nota%6%"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loext:num-list-format="Nota%7%"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loext:num-list-format="Nota%8%"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loext:num-list-format="Nota%9%"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loext:num-list-format="Nota%10%"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page-layout style:name="Mpm13">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style:style style:name="Mdp3" style:family="drawing-page">
      <style:drawing-page-properties draw:fill="solid" draw:background-size="full" draw:fill-color="#dddddd" draw:opacity="100%"/>
    </style:style>
  </office:automatic-styles>
  <office:master-styles>
    <style:master-page style:name="Standard" style:page-layout-name="Mpm1" draw:style-name="Mdp1"/>
    <style:master-page style:name="Envelope" loext:hidden="true" style:hidden="true" style:page-layout-name="Mpm2" draw:style-name="Mdp2">
      <style:header>
        <text:p text:style-name="Header"/>
      </style:header>
    </style:master-page>
    <style:master-page style:name="HTML" loext:hidden="true" style:hidden="true" style:page-layout-name="Mpm3" draw:style-name="Mdp2">
      <style:header>
        <text:p text:style-name="Header"/>
      </style:header>
    </style:master-page>
    <style:master-page style:name="First_20_Page" style:display-name="First Page" style:page-layout-name="Mpm1" draw:style-name="Mdp1" style:next-style-name="EG_20_Sezioni"/>
    <style:master-page style:name="Left_20_Page" loext:hidden="true" style:hidden="true" style:display-name="Left Page" style:page-layout-name="Mpm4" draw:style-name="Mdp2" style:next-style-name="Right_20_Page">
      <style:header>
        <text:p text:style-name="Header"/>
      </style:header>
    </style:master-page>
    <style:master-page style:name="Right_20_Page" loext:hidden="true" style:hidden="true" style:display-name="Right Page" style:page-layout-name="Mpm5" draw:style-name="Mdp2" style:next-style-name="Left_20_Page">
      <style:header>
        <text:p text:style-name="Header"/>
      </style:header>
    </style:master-page>
    <style:master-page style:name="Index" loext:hidden="true" style:hidden="true" style:page-layout-name="Mpm6" draw:style-name="Mdp2">
      <style:header>
        <text:p text:style-name="Header"/>
      </style:header>
    </style:master-page>
    <style:master-page style:name="Footnote" loext:hidden="true" style:hidden="true" style:page-layout-name="Mpm7" draw:style-name="Mdp2">
      <style:header>
        <text:p text:style-name="Header"/>
      </style:header>
    </style:master-page>
    <style:master-page style:name="Endnote" loext:hidden="true" style:hidden="true" style:page-layout-name="Mpm7" draw:style-name="Mdp2">
      <style:header>
        <text:p text:style-name="Header"/>
      </style:header>
    </style:master-page>
    <style:master-page style:name="Landscape" loext:hidden="true" style:hidden="true" style:page-layout-name="Mpm8" draw:style-name="Mdp2">
      <style:header>
        <text:p text:style-name="Header"/>
      </style:header>
    </style:master-page>
    <style:master-page style:name="EG_20_Capitoli" style:display-name="EG Capitoli" style:page-layout-name="Mpm9" draw:style-name="Mdp1">
      <style:footer>
        <text:p text:style-name="Footer"><text:chapter text:display="number" text:outline-level="2">Capitolo M.3</text:chapter><text:s/><text:chapter text:display="name" text:outline-level="2">Salvaguardia della vita con la progettazione prestazionale</text:chapter><text:tab/>Pagina <text:chapter text:display="plain-number" text:outline-level="2">M.3</text:chapter>-<text:page-number text:select-page="current">11</text:page-number></text:p>
      </style:footer>
    </style:master-page>
    <style:master-page style:name="EG_20_Sezioni" style:display-name="EG Sezioni" style:page-layout-name="Mpm10" draw:style-name="Mdp1"/>
    <style:master-page style:name="EG_20_Ultima" style:display-name="EG Ultima" style:page-layout-name="Mpm11" draw:style-name="Mdp3"/>
    <style:master-page style:name="EG_20_Capitoli_20_prima" style:display-name="EG Capitoli prima" style:page-layout-name="Mpm12" draw:style-name="Mdp1" style:next-style-name="EG_20_Capitoli">
      <style:header>
        <text:p text:style-name="MP1"><text:chapter text:display="name" text:outline-level="1">Salvaguardia della vita con la progettazione prestazionale</text:chapter></text:p>
      </style:header>
    </style:master-page>
    <style:master-page style:name="EG_20_Sezioni_20_prima" style:display-name="EG Sezioni prima" style:page-layout-name="Mpm13" draw:style-name="Mdp1" style:next-style-name="EG_20_Sezioni"/>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7T07:54:09.514984455</meta:creation-date>
    <meta:editing-duration>PT1H13M16S</meta:editing-duration>
    <meta:editing-cycles>57</meta:editing-cycles>
    <meta:generator>LibreOffice/7.2.3.2$Linux_X86_64 LibreOffice_project/20$Build-2</meta:generator>
    <dc:title>modello_codicepi_14</dc:title>
    <meta:initial-creator>Emanuele Gissi</meta:initial-creator>
    <dc:date>2021-12-07T23:54:29.601845620</dc:date>
    <meta:document-statistic meta:table-count="3" meta:image-count="0" meta:object-count="3" meta:page-count="12" meta:paragraph-count="212" meta:word-count="3264" meta:character-count="22132" meta:non-whitespace-character-count="19191"/>
    <meta:template xlink:type="simple" xlink:actuate="onRequest" xlink:title="modello_codicepi_14" xlink:href="../../../../../../Modelli/modello_codicepi_14.ott" meta:date="2019-06-11T19:42:58.853340625"/>
  </office:meta>
</office:document-meta>
</file>

<file path=Object 1/content.xml><?xml version="1.0" encoding="utf-8"?>
<math xmlns="http://www.w3.org/1998/Math/MathML" display="block">
  <semantics>
    <mrow>
      <msub>
        <mi mathvariant="normal">X</mi>
        <mi>FED</mi>
      </msub>
      <mo stretchy="false">=</mo>
      <mrow>
        <munderover>
          <mo stretchy="false">∑</mo>
          <mrow>
            <mi mathvariant="normal">t</mi>
            <mn>1</mn>
          </mrow>
          <mrow>
            <mi mathvariant="normal">t</mi>
            <mn>2</mn>
          </mrow>
        </munderover>
        <mrow>
          <mrow>
            <mo fence="true" form="prefix" stretchy="false">(</mo>
            <mrow>
              <mrow>
                <mfrac>
                  <mn>1</mn>
                  <msub>
                    <mi mathvariant="normal">t</mi>
                    <mi>Irad</mi>
                  </msub>
                </mfrac>
                <mo stretchy="false">+</mo>
                <mfrac>
                  <mn>1</mn>
                  <msub>
                    <mi mathvariant="normal">t</mi>
                    <mi>Iconv</mi>
                  </msub>
                </mfrac>
              </mrow>
            </mrow>
            <mo fence="true" form="postfix" stretchy="false">)</mo>
          </mrow>
          <mi mathvariant="normal">Δ</mi>
          <mi mathvariant="normal">t</mi>
        </mrow>
      </mrow>
    </mrow>
    <annotation encoding="StarMath 5.0">X_{FED}=sum from{t1} to{t2} {( 1 over {t_{Irad}} + 1 over {t_{Iconv}} ) %DELTA t}</annotation>
  </semantics>
</math>
</file>

<file path=Object 2/content.xml><?xml version="1.0" encoding="utf-8"?>
<math xmlns="http://www.w3.org/1998/Math/MathML" display="block">
  <semantics>
    <mrow>
      <mrow>
        <mi mathvariant="normal">C</mi>
        <mo stretchy="false">=</mo>
        <mi mathvariant="normal">σ</mi>
      </mrow>
      <msub>
        <mi mathvariant="normal">ρ</mi>
        <mi>smoke</mi>
      </msub>
      <mi mathvariant="normal">L</mi>
    </mrow>
    <annotation encoding="StarMath 5.0">C = %sigma%rho_{smoke}L</annotation>
  </semantics>
</math>
</file>

<file path=Object 3/content.xml><?xml version="1.0" encoding="utf-8"?>
<math xmlns="http://www.w3.org/1998/Math/MathML" display="block">
  <semantics>
    <mrow>
      <mi>RSET</mi>
      <mo stretchy="false">=</mo>
      <mrow>
        <msub>
          <mi mathvariant="normal">t</mi>
          <mi>det</mi>
        </msub>
        <mo stretchy="false">+</mo>
        <msub>
          <mi mathvariant="normal">t</mi>
          <mi mathvariant="normal">a</mi>
        </msub>
        <mo stretchy="false">+</mo>
        <msub>
          <mi mathvariant="normal">t</mi>
          <mi>pre</mi>
        </msub>
        <mo stretchy="false">+</mo>
        <msub>
          <mi mathvariant="normal">t</mi>
          <mi>tra</mi>
        </msub>
      </mrow>
    </mrow>
    <annotation encoding="StarMath 5.0">RSET =  t_det  +  t_a +  t_pre +  t_tra </annotation>
  </semantics>
</math>
</file>